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4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7.0646in"/>
    </style:style>
    <style:style style:name="co5" style:family="table-column">
      <style:table-column-properties fo:break-before="auto" style:column-width="1.0925in"/>
    </style:style>
    <style:style style:name="co6" style:family="table-column">
      <style:table-column-properties fo:break-before="auto" style:column-width="1.6866in"/>
    </style:style>
    <style:style style:name="co7" style:family="table-column">
      <style:table-column-properties fo:break-before="auto" style:column-width="0.6189in"/>
    </style:style>
    <style:style style:name="co8" style:family="table-column">
      <style:table-column-properties fo:break-before="auto" style:column-width="1.9299in"/>
    </style:style>
    <style:style style:name="co9" style:family="table-column">
      <style:table-column-properties fo:break-before="auto" style:column-width="0.9465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text-underline-style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008in solid #000000" fo:border-right="0.0008in solid #000000" fo:border-top="none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transparent" fo:border-left="0.0008in solid #000000" fo:border-right="0.0008in solid #000000" fo:border-top="none"/>
    </style:style>
    <style:style style:name="ce11" style:family="table-cell" style:parent-style-name="Default">
      <style:table-cell-properties fo:border-bottom="none" fo:background-color="#ffff00" fo:border-left="0.0008in solid #000000" fo:border-right="0.0008in solid #000000" fo:border-top="none"/>
    </style:style>
    <style:style style:name="ce15" style:family="table-cell" style:parent-style-name="Default">
      <style:table-cell-properties fo:border-bottom="none" fo:background-color="transparent" fo:border-left="0.0008in solid #000000" fo:border-right="0.0008in solid #000000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00ff00" fo:border-left="0.0008in solid #000000" fo:border-right="0.0008in solid #000000" fo:border-top="none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fo:background-color="transparen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ACT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table:number-columns-spanned="8" table:number-rows-spanned="1">
            <text:p>SUBWAY STATION LINES (LARGE ROOM REVERB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 to HAYNES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0</text:p>
          </table:table-cell>
          <table:table-cell office:value-type="string">
            <text:p>“There's no dirt on his shoes. That's how we knew he was dragged to this loc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5</text:p>
          </table:table-cell>
          <table:table-cell office:value-type="string">
            <text:p>“Maybe the killer really liked to shine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1</text:p>
          </table:table-cell>
          <table:table-cell office:value-type="string">
            <text:p>“May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6</text:p>
          </table:table-cell>
          <table:table-cell office:value-type="string">
            <text:p>“Hey, I just noticed that these shoes seem really heav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2</text:p>
          </table:table-cell>
          <table:table-cell office:value-type="string">
            <text:p>“Hm. Maybe there's something hidden inside the heel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MAVISH Shows Shoes to HAYNES x2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3</text:p>
          </table:table-cell>
          <table:table-cell office:value-type="string">
            <text:p>“I think they're just the same shoes you showed me thirty seconds ag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Shoes, but Broken</text:p>
          </table:table-cell>
          <table:table-cell office:value-type="string">
            <text:p>MAVI64</text:p>
          </table:table-cell>
          <table:table-cell office:value-type="string">
            <text:p>“What do you think of the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4</text:p>
          </table:table-cell>
          <table:table-cell office:value-type="string">
            <text:p>“They're the same shoes you showed me before, but you broke the hee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7</text:p>
          </table:table-cell>
          <table:table-cell office:value-type="string">
            <text:p>CHOICE: A: “I'm sor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CHOICE: B: 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rick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Badge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6</text:p>
          </table:table-cell>
          <table:table-cell office:value-type="string">
            <text:p>“Nice bad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Shows Gun to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7</text:p>
          </table:table-cell>
          <table:table-cell office:value-type="string">
            <text:p>“Cool revol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Than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HAYNES</text:p>
          </table:table-cell>
          <table:table-cell office:value-type="string">
            <text:p>MAVI71</text:p>
          </table:table-cell>
          <table:table-cell office:value-type="string">
            <text:p>“If I kill Lieutenant Haynes, I may never solve the c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Shoes on Chris J.</text:p>
          </table:table-cell>
          <table:table-cell office:value-type="string">
            <text:p>MAVI72</text:p>
          </table:table-cell>
          <table:table-cell office:value-type="string">
            <text:p>“I don't want to put his shoes back on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HAYNES</text:p>
          </table:table-cell>
          <table:table-cell office:value-type="string">
            <text:p>MAVI68</text:p>
          </table:table-cell>
          <table:table-cell office:value-type="string">
            <text:p>“What do you think of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5</text:p>
          </table:table-cell>
          <table:table-cell office:value-type="string">
            <text:p>“H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8</text:p>
          </table:table-cell>
          <table:table-cell office:value-type="string">
            <text:p>“This was in his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69</text:p>
          </table:table-cell>
          <table:table-cell office:value-type="string">
            <text:p>“Yes. He must've been hiding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29</text:p>
          </table:table-cell>
          <table:table-cell office:value-type="string">
            <text:p>“It appears so.” [FLAG 2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Looks at CHRIS J.</text:p>
          </table:table-cell>
          <table:table-cell office:value-type="string">
            <text:p>MAVI46</text:p>
          </table:table-cell>
          <table:table-cell office:value-type="string">
            <text:p>“Hmm..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4</text:p>
          </table:table-cell>
          <table:table-cell office:value-type="string">
            <text:p>“Looks like the suspect was strangled and had his neck punctu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Maybe he was injected with some kind of syring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Reminds me of someone I once knew..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HRIS J'S Shoes.</text:p>
          </table:table-cell>
          <table:table-cell office:value-type="string">
            <text:p>MAVI259</text:p>
          </table:table-cell>
          <table:table-cell office:value-type="string">
            <text:p>“His shoes. There's no dirt on them, and they look a little bulk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Pick up SHOES</text:p>
          </table:table-cell>
          <table:table-cell office:value-type="string">
            <text:p>MAVI260</text:p>
          </table:table-cell>
          <table:table-cell office:value-type="string">
            <text:p>“I need to take a closer look at the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money on CHRIS J.</text:p>
          </table:table-cell>
          <table:table-cell office:value-type="string">
            <text:p>MAVI77</text:p>
          </table:table-cell>
          <table:table-cell office:value-type="string">
            <text:p>“I don't think Chris Johnson wants his money back righ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brick on CHRIS J.</text:p>
          </table:table-cell>
          <table:table-cell table:style-name="ce9" office:value-type="string">
            <text:p>MAVI78</text:p>
          </table:table-cell>
          <table:table-cell office:value-type="string">
            <text:p>“If I club in Chris Johnson's skull with this brick, it'll just make forensics' job harder than it needs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Margaret got really mad at me last time I did th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BOTH FLAGS ARE MET</text:p>
          </table:table-cell>
          <table:table-cell office:value-type="string">
            <text:p>HAYN30</text:p>
          </table:table-cell>
          <table:table-cell office:value-type="string">
            <text:p>“Detective Mavish, are we done here? Forensics wants to get in as soon as poss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0</text:p>
          </table:table-cell>
          <table:table-cell office:value-type="string">
            <text:p>“Yeah, I think I've just about finished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I'll meet you tomorrow at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3</text:p>
          </table:table-cell>
          <table:table-cell office:value-type="string">
            <text:p>“Al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FFICE ROOM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OPENING DIALOG OFFICE</text:p>
          </table:table-cell>
          <table:table-cell office:value-type="string">
            <text:p>MAVI74</text:p>
          </table:table-cell>
          <table:table-cell office:value-type="string">
            <text:p>“Forensics is finished alread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Yes. Here are the case files on our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5</text:p>
          </table:table-cell>
          <table:table-cell office:value-type="string">
            <text:p>“Let me take a look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6</text:p>
          </table:table-cell>
          <table:table-cell office:value-type="string">
            <text:p>“Why are Miller's case files mixed in here? Is this insinuating some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Looks like you found the intersecting par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Both of the bodies had toxins in their bloodstreams that were completely identic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7</text:p>
          </table:table-cell>
          <table:table-cell office:value-type="string">
            <text:p>“What are you say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I'm saying that whoever killed Chris Johnson was the same man who killed your partn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8</text:p>
          </table:table-cell>
          <table:table-cell office:value-type="string">
            <text:p>“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I'll leave you to it. If you find anything of interest, come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79</text:p>
          </table:table-cell>
          <table:table-cell office:value-type="string">
            <text:p>“Finally, the lead I've been waiting for all this ti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0</text:p>
          </table:table-cell>
          <table:table-cell office:value-type="string">
            <text:p>“Don't worry, Miller. I'll find your killer and bring him to justic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2</text:p>
          </table:table-cell>
          <table:table-cell office:value-type="string">
            <text:p>“Maybe I should start by looking around in my partner's old offi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AIR VENT</text:p>
          </table:table-cell>
          <table:table-cell office:value-type="string">
            <text:p>MAVI81</text:p>
          </table:table-cell>
          <table:table-cell office:value-type="string">
            <text:p>“The air conditioning seems to be working fin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</text:p>
          </table:table-cell>
          <table:table-cell table:style-name="ce9" office:value-type="string">
            <text:p>*nothing, just a game over*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KEY ON VENT AFTER UNLOCK</text:p>
          </table:table-cell>
          <table:table-cell office:value-type="string">
            <text:p>MAVI82</text:p>
          </table:table-cell>
          <table:table-cell office:value-type="string">
            <text:p>“I'd rather keep this key on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OLICE STATION HALLWAY LINES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MILLER'S WIFE</text:p>
          </table:table-cell>
          <table:table-cell office:value-type="string">
            <text:p>MAVI83</text:p>
          </table:table-cell>
          <table:table-cell office:value-type="string">
            <text:p>“Miller's wife. Just the one person I didn't want to see to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ER</text:p>
          </table:table-cell>
          <table:table-cell office:value-type="string">
            <text:p>MAVI84</text:p>
          </table:table-cell>
          <table:table-cell office:value-type="string">
            <text:p>“Sylvia, long time no se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1</text:p>
          </table:table-cell>
          <table:table-cell office:value-type="string">
            <text:p>“Mavish. What a coincidence that I'd run into you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85</text:p>
          </table:table-cell>
          <table:table-cell office:value-type="string">
            <text:p>“I work her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90</text:p>
          </table:table-cell>
          <table:table-cell office:value-type="string">
            <text:p>“I think I'm gonna get back on this cas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OR SHE SEES YOU FIRST)</text:p>
          </table:table-cell>
          <table:table-cell office:value-type="string">
            <text:p>SYLV2</text:p>
          </table:table-cell>
          <table:table-cell office:value-type="string">
            <text:p>“Mavish, it's almost like you're pretending you don't want to talk to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6</text:p>
          </table:table-cell>
          <table:table-cell table:style-name="ce2" office:value-type="string">
            <text:p>CHOICE A: “Don't say that. I haven't forgotten our time togeth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3</text:p>
          </table:table-cell>
          <table:table-cell office:value-type="string">
            <text:p>“Neither have I, detective. I just feel . . . guilty, you know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7</text:p>
          </table:table-cell>
          <table:table-cell office:value-type="string">
            <text:p>“You couldn't possibly feel worse than m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4</text:p>
          </table:table-cell>
          <table:table-cell office:value-type="string">
            <text:p>“Sometimes I wish things could go back to the way they w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8</text:p>
          </table:table-cell>
          <table:table-cell office:value-type="string">
            <text:p>“I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89</text:p>
          </table:table-cell>
          <table:table-cell table:style-name="ce2" office:value-type="string">
            <text:p>CHOICE B: “I d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IF CHOICE A</text:p>
          </table:table-cell>
          <table:table-cell office:value-type="string">
            <text:p>MAVI90</text:p>
          </table:table-cell>
          <table:table-cell office:value-type="string">
            <text:p>CHOICE A: “What are you doing here, Sylvia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5</text:p>
          </table:table-cell>
          <table:table-cell office:value-type="string">
            <text:p>“I'm waiting to see Lieutenant Haynes. My house was robbed yester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1</text:p>
          </table:table-cell>
          <table:table-cell office:value-type="string">
            <text:p>“Su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6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2</text:p>
          </table:table-cell>
          <table:table-cell office:value-type="string">
            <text:p>CHOICE B: “I might be making some progress on Miller'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7</text:p>
          </table:table-cell>
          <table:table-cell office:value-type="string">
            <text:p>“You think you've found the gu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3</text:p>
          </table:table-cell>
          <table:table-cell office:value-type="string">
            <text:p>“We just a got a big lead. I'm positive there's a connec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8</text:p>
          </table:table-cell>
          <table:table-cell office:value-type="string">
            <text:p>“Well, what is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4</text:p>
          </table:table-cell>
          <table:table-cell office:value-type="string">
            <text:p>“It's classifi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9</text:p>
          </table:table-cell>
          <table:table-cell office:value-type="string">
            <text:p>“Mavish, it's okay. You can tell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5</text:p>
          </table:table-cell>
          <table:table-cell office:value-type="string">
            <text:p>“Yeah, I can. But I won'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6</text:p>
          </table:table-cell>
          <table:table-cell office:value-type="string">
            <text:p>CHOICE C: “Sylvia, I'm gonna say it plain and straight: I've missed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0</text:p>
          </table:table-cell>
          <table:table-cell office:value-type="string">
            <text:p>“I know, I've missed you to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7</text:p>
          </table:table-cell>
          <table:table-cell office:value-type="string">
            <text:p>“I wanted these feelings to end after what happened, bu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98</text:p>
          </table:table-cell>
          <table:table-cell office:value-type="string">
            <text:p>“things just haven't chang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1</text:p>
          </table:table-cell>
          <table:table-cell office:value-type="string">
            <text:p>“Maybe they should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2</text:p>
          </table:table-cell>
          <table:table-cell office:value-type="string">
            <text:p>“Maybe we need to chan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99</text:p>
          </table:table-cell>
          <table:table-cell office:value-type="string">
            <text:p>CHOICE D: “Goodbye, Sylvi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3</text:p>
          </table:table-cell>
          <table:table-cell office:value-type="string">
            <text:p>“Goodbye, detective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nd IF CHOICE B activated)</text:p>
          </table:table-cell>
          <table:table-cell office:value-type="string">
            <text:p>SYLV14</text:p>
          </table:table-cell>
          <table:table-cell office:value-type="string">
            <text:p>“Whoever that man i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5</text:p>
          </table:table-cell>
          <table:table-cell office:value-type="string">
            <text:p>“Bring him to justice for killing my husb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0</text:p>
          </table:table-cell>
          <table:table-cell office:value-type="string">
            <text:p>“I will, Sylvia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ALTERNATE)</text:p>
          </table:table-cell>
          <table:table-cell office:value-type="string">
            <text:p>SYLV16</text:p>
          </table:table-cell>
          <table:table-cell office:value-type="string">
            <text:p>“Bye.”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SANDWICH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1</text:p>
          </table:table-cell>
          <table:table-cell office:value-type="string">
            <text:p>“You want this sandwic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4</text:p>
          </table:table-cell>
          <table:table-cell office:value-type="string">
            <text:p>“Yeah, sure. I'm pretty hungr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GIVE BRICK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3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2</text:p>
          </table:table-cell>
          <table:table-cell office:value-type="string">
            <text:p>“You want this brick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5</text:p>
          </table:table-cell>
          <table:table-cell office:value-type="string">
            <text:p>“I've already got one in my pur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3</text:p>
          </table:table-cell>
          <table:table-cell office:value-type="string">
            <text:p>“You want another one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6</text:p>
          </table:table-cell>
          <table:table-cell office:value-type="string">
            <text:p>“No thank you, detectiv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SHOW BADGE TO SYLVIA</text:p>
          </table:table-cell>
          <table:table-cell office:value-type="string">
            <text:p>MAVI160</text:p>
          </table:table-cell>
          <table:table-cell office:value-type="string">
            <text:p>“Hey Sylvia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64</text:p>
          </table:table-cell>
          <table:table-cell office:value-type="string">
            <text:p>“I'm a cop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SYLV2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GUN ON SYLVIA</text:p>
          </table:table-cell>
          <table:table-cell office:value-type="string">
            <text:p>MAVI165</text:p>
          </table:table-cell>
          <table:table-cell office:value-type="string">
            <text:p>“As much as I want to, I don't think the chief would appreciate me shooting unarmed women in the station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SHOES ON SYLVIA</text:p>
          </table:table-cell>
          <table:table-cell office:value-type="string">
            <text:p>MAVI166</text:p>
          </table:table-cell>
          <table:table-cell office:value-type="string">
            <text:p>“She's already got a pair of sho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MILLER'S DOOR</text:p>
          </table:table-cell>
          <table:table-cell office:value-type="string">
            <text:p>MAVI29</text:p>
          </table:table-cell>
          <table:table-cell office:value-type="string">
            <text:p>"It's Miller's old office. We use it for storage now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01 </text:p>
          </table:table-cell>
          <table:table-cell office:value-type="string">
            <text:p>“It's probably locked. I'm sure Haynes has the ke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MILLER'S DOOR (LOCKED)</text:p>
          </table:table-cell>
          <table:table-cell office:value-type="string">
            <text:p>MAVI102</text:p>
          </table:table-cell>
          <table:table-cell office:value-type="string">
            <text:p>“It's locked. I'm sure Haynes has the ke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MILLER'S DOOR (UNLOCKED)</text:p>
          </table:table-cell>
          <table:table-cell office:value-type="string">
            <text:p>MAVI103</text:p>
          </table:table-cell>
          <table:table-cell office:value-type="string">
            <text:p>“Strange. The door to Miller's old office is ope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LT. HAYNES OFFICE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table:style-name="Default" office:value-type="string">
            <text:p>HAYN35</text:p>
          </table:table-cell>
          <table:table-cell office:value-type="string">
            <text:p>“Detective Liar. You still busy with that big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LIAR1</text:p>
          </table:table-cell>
          <table:table-cell office:value-type="string">
            <text:p>“Oh 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104</text:p>
          </table:table-cell>
          <table:table-cell office:value-type="string">
            <text:p>“It's Haynes. He's worked here since before I became a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105</text:p>
          </table:table-cell>
          <table:table-cell office:value-type="string">
            <text:p>“Lieutena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1</text:p>
          </table:table-cell>
          <table:table-cell office:value-type="string">
            <text:p>“What is it, Mavis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6</text:p>
          </table:table-cell>
          <table:table-cell office:value-type="string">
            <text:p>CHOICE A: “I want to look around Miller's office. Could you give me the ke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2</text:p>
          </table:table-cell>
          <table:table-cell office:value-type="string">
            <text:p>“That's the storage closet, Mavish. Your partner's office was cleaned out almost a year ag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7</text:p>
          </table:table-cell>
          <table:table-cell office:value-type="string">
            <text:p>“Yeah. Still wouldn't hurt to loo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3</text:p>
          </table:table-cell>
          <table:table-cell office:value-type="string">
            <text:p>“I don't have clearance to let you in t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08</text:p>
          </table:table-cell>
          <table:table-cell office:value-type="string">
            <text:p>“Okay. I'll look somewhere el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4</text:p>
          </table:table-cell>
          <table:table-cell office:value-type="string">
            <text:p>“Sorry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09</text:p>
          </table:table-cell>
          <table:table-cell office:value-type="string">
            <text:p>CHOICE B: “Any new information on the c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5</text:p>
          </table:table-cell>
          <table:table-cell office:value-type="string">
            <text:p>“Yes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6</text:p>
          </table:table-cell>
          <table:table-cell office:value-type="string">
            <text:p>“ We have surveillance footage of Chris Johnson entering the pawn shop on two separate occas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Both of these occasions took place during the week before he was murde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6</text:p>
          </table:table-cell>
          <table:table-cell office:value-type="string">
            <text:p>“That pawn shop was very suspicious. I'm positive they're connected to the k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7</text:p>
          </table:table-cell>
          <table:table-cell office:value-type="string">
            <text:p>“Nothing new at this tim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0</text:p>
          </table:table-cell>
          <table:table-cell office:value-type="string">
            <text:p>CHOICE C: “I need access to the gun lock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8</text:p>
          </table:table-cell>
          <table:table-cell office:value-type="string">
            <text:p>“I'm under strict orders not to let you insid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1</text:p>
          </table:table-cell>
          <table:table-cell office:value-type="string">
            <text:p>CHOICE D: “Why'd you do i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39</text:p>
          </table:table-cell>
          <table:table-cell office:value-type="string">
            <text:p>“Do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2</text:p>
          </table:table-cell>
          <table:table-cell office:value-type="string">
            <text:p>“Why did you kill my partn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0</text:p>
          </table:table-cell>
          <table:table-cell office:value-type="string">
            <text:p>“I didn't kill Detective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3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4</text:p>
          </table:table-cell>
          <table:table-cell office:value-type="string">
            <text:p>“It appears I've made a mistak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15</text:p>
          </table:table-cell>
          <table:table-cell office:value-type="string">
            <text:p>CHOICE E: “I'm going to work some more on this c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1</text:p>
          </table:table-cell>
          <table:table-cell office:value-type="string">
            <text:p>“You know where I am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how Haynes Miller Money</text:p>
          </table:table-cell>
          <table:table-cell office:value-type="string">
            <text:p>MAVI116</text:p>
          </table:table-cell>
          <table:table-cell office:value-type="string">
            <text:p>“Chris Johnson made 2 payments to the old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7</text:p>
          </table:table-cell>
          <table:table-cell office:value-type="string">
            <text:p>“One of them was $20,507, which we found in Chris Johnson's sho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8</text:p>
          </table:table-cell>
          <table:table-cell office:value-type="string">
            <text:p>“The other was $20,117, which I found in Miller's old sa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2</text:p>
          </table:table-cell>
          <table:table-cell office:value-type="string">
            <text:p>“So let me get this straigh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3</text:p>
          </table:table-cell>
          <table:table-cell office:value-type="string">
            <text:p>“Are you proposing that both Miller and Chris Johnson were participating in some kind of money laundering sche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19</text:p>
          </table:table-cell>
          <table:table-cell office:value-type="string">
            <text:p>CHOICE A: “I'm posi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0</text:p>
          </table:table-cell>
          <table:table-cell office:value-type="string">
            <text:p>CHOICE B: “Probab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1</text:p>
          </table:table-cell>
          <table:table-cell office:value-type="string">
            <text:p>CHOICE C: “What's money launder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4</text:p>
          </table:table-cell>
          <table:table-cell office:value-type="string">
            <text:p>“It's where you conceal money from illegal transactions.” (response to choice C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5</text:p>
          </table:table-cell>
          <table:table-cell office:value-type="string">
            <text:p>“Then I'll get the car gassed up. We'll ask the store owner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2</text:p>
          </table:table-cell>
          <table:table-cell office:value-type="string">
            <text:p>“Let's bring him in and interrogate him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OFFICE CLOSET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MAVI123</text:p>
          </table:table-cell>
          <table:table-cell office:value-type="string">
            <text:p>“Sylvia! What are you doing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7</text:p>
          </table:table-cell>
          <table:table-cell office:value-type="string">
            <text:p>“Mavish! I'm just looking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8</text:p>
          </table:table-cell>
          <table:table-cell office:value-type="string">
            <text:p>“Reminisc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4</text:p>
          </table:table-cell>
          <table:table-cell office:value-type="string">
            <text:p>“How did you get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19</text:p>
          </table:table-cell>
          <table:table-cell office:value-type="string">
            <text:p>“The chief let me in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5</text:p>
          </table:table-cell>
          <table:table-cell office:value-type="string">
            <text:p>“You should probably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0</text:p>
          </table:table-cell>
          <table:table-cell office:value-type="string">
            <text:p>“I'm looking for something here, Mavi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6</text:p>
          </table:table-cell>
          <table:table-cell office:value-type="string">
            <text:p>“Not anymore, you aren't.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1</text:p>
          </table:table-cell>
          <table:table-cell office:value-type="string">
            <text:p>“Okay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YLV22</text:p>
          </table:table-cell>
          <table:table-cell office:value-type="string">
            <text:p>“If you care about me, you'll promise me not to touch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27</text:p>
          </table:table-cell>
          <table:table-cell office:value-type="string">
            <text:p>“I care about you, Sylvia.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ylvia leaves</text:p>
          </table:table-cell>
          <table:table-cell office:value-type="string">
            <text:p>MAVI128</text:p>
          </table:table-cell>
          <table:table-cell office:value-type="string">
            <text:p>“Time to touch ever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Boxes</text:p>
          </table:table-cell>
          <table:table-cell office:value-type="string">
            <text:p>MAVI129</text:p>
          </table:table-cell>
          <table:table-cell office:value-type="string">
            <text:p>“Boxes of office supplies. Nothing of real value 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xes</text:p>
          </table:table-cell>
          <table:table-cell office:value-type="string">
            <text:p>MAVI130</text:p>
          </table:table-cell>
          <table:table-cell office:value-type="string">
            <text:p>“I already have too many staplers as it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self on wall</text:p>
          </table:table-cell>
          <table:table-cell office:value-type="string">
            <text:p>MAVI131</text:p>
          </table:table-cell>
          <table:table-cell office:value-type="string">
            <text:p>(weeping) “He really did car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picture of cowboy on wall</text:p>
          </table:table-cell>
          <table:table-cell office:value-type="string">
            <text:p>MAVI132</text:p>
          </table:table-cell>
          <table:table-cell office:value-type="string">
            <text:p>“I feel like I know this ma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s at Wallpaper</text:p>
          </table:table-cell>
          <table:table-cell office:value-type="string">
            <text:p>MAVI133</text:p>
          </table:table-cell>
          <table:table-cell office:value-type="string">
            <text:p>“Why was Sylvia messing around by this wallpaper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Wallpaper</text:p>
          </table:table-cell>
          <table:table-cell office:value-type="string">
            <text:p>MAVI134</text:p>
          </table:table-cell>
          <table:table-cell office:value-type="string">
            <text:p>“A secret safe? And it's unlocked, to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Cash</text:p>
          </table:table-cell>
          <table:table-cell office:value-type="string">
            <text:p>MAVI135</text:p>
          </table:table-cell>
          <table:table-cell office:value-type="string">
            <text:p>“What did he mean by any of thi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PAWN SHOP (VOCAL I)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JEFF1</text:p>
          </table:table-cell>
          <table:table-cell office:value-type="string">
            <text:p>“Welcome to King-Takes-Pawn. How can I help you, 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6</text:p>
          </table:table-cell>
          <table:table-cell office:value-type="string">
            <text:p>“Detective Mavish, Noir City Police Department.”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JEFF2</text:p>
          </table:table-cell>
          <table:table-cell office:value-type="string">
            <text:p>“Oh. Well, how can I help you <text:span text:style-name="T2">officer</text:span>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7</text:p>
          </table:table-cell>
          <table:table-cell office:value-type="string">
            <text:p>“I'd like to confiscate your ledger. It's for police matt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</text:p>
          </table:table-cell>
          <table:table-cell office:value-type="string">
            <text:p>“Well, sure thing. Lemme grab 'em for y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8</text:p>
          </table:table-cell>
          <table:table-cell office:value-type="string">
            <text:p>“Hmm . . . That's a really funny looking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39</text:p>
          </table:table-cell>
          <table:table-cell office:value-type="string">
            <text:p>“I'm going to steal it before I lea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4</text:p>
          </table:table-cell>
          <table:table-cell office:value-type="string">
            <text:p>“Here you are, detective. This ledger's recorded everything for the past y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0</text:p>
          </table:table-cell>
          <table:table-cell office:value-type="string">
            <text:p>“Thanks. I think I'm gonna look arou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5</text:p>
          </table:table-cell>
          <table:table-cell office:value-type="string">
            <text:p>“Go ahe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1</text:p>
          </table:table-cell>
          <table:table-cell office:value-type="string">
            <text:p>“(And by 'look around' I mean try and steal that really funny vase.)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office:value-type="string">
            <text:p>JEFF6</text:p>
          </table:table-cell>
          <table:table-cell office:value-type="string">
            <text:p>“What an old sack of shit this man 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142</text:p>
          </table:table-cell>
          <table:table-cell office:value-type="string">
            <text:p>“I'd like to ask you some more questio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7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7</text:p>
          </table:table-cell>
          <table:table-cell office:value-type="string">
            <text:p>CHOICE A: “How goes the busines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2</text:p>
          </table:table-cell>
          <table:table-cell office:value-type="string">
            <text:p>“Well, you know. Youngsters these days don't care much for pawn shop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8</text:p>
          </table:table-cell>
          <table:table-cell office:value-type="string">
            <text:p>“Sounds roug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3</text:p>
          </table:table-cell>
          <table:table-cell office:value-type="string">
            <text:p>“Yeah. Business just ain't as good as it used to b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9</text:p>
          </table:table-cell>
          <table:table-cell office:value-type="string">
            <text:p>“I know the fee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CHOICE B: “Did a man named Chris Johnson ever come in he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0</text:p>
          </table:table-cell>
          <table:table-cell office:value-type="string">
            <text:p>“Well, for that you'd have to consult the ledg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“Very we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6</text:p>
          </table:table-cell>
          <table:table-cell office:value-type="string">
            <text:p>CHOICE C: “I like that vase a l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 11</text:p>
          </table:table-cell>
          <table:table-cell office:value-type="string">
            <text:p>“Heh. Yeah, it's pretty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3</text:p>
          </table:table-cell>
          <table:table-cell office:value-type="string">
            <text:p>CHOICE D: “How much for the va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8</text:p>
          </table:table-cell>
          <table:table-cell office:value-type="string">
            <text:p>“Sorry pal, not for sale. Someone else already claimed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44</text:p>
          </table:table-cell>
          <table:table-cell office:value-type="string">
            <text:p>“Damn. It'd be a shame if it just disappeared out of now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9</text:p>
          </table:table-cell>
          <table:table-cell office:value-type="string">
            <text:p>“Well, it sure as hell would b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145</text:p>
          </table:table-cell>
          <table:table-cell office:value-type="string">
            <text:p>“I'm going to look around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4</text:p>
          </table:table-cell>
          <table:table-cell office:value-type="string">
            <text:p>“Alright, just don't stick around too lo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150</text:p>
          </table:table-cell>
          <table:table-cell office:value-type="string">
            <text:p>“It's where the old coot keeps the green stuff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151</text:p>
          </table:table-cell>
          <table:table-cell office:value-type="string">
            <text:p>“I don't want the money. Just the vas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152</text:p>
          </table:table-cell>
          <table:table-cell office:value-type="string">
            <text:p>“Treasure, books, and other worthless shit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OTHER NICK NACKS</text:p>
          </table:table-cell>
          <table:table-cell office:value-type="string">
            <text:p>MAVI173</text:p>
          </table:table-cell>
          <table:table-cell office:value-type="string">
            <text:p>“If I keep looking at all this garbage I'm gonna go insan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ASKETBALL HOOP</text:p>
          </table:table-cell>
          <table:table-cell office:value-type="string">
            <text:p>MAVI174</text:p>
          </table:table-cell>
          <table:table-cell office:value-type="string">
            <text:p>“Not bad, but where's the ball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CK DOOR</text:p>
          </table:table-cell>
          <table:table-cell office:value-type="string">
            <text:p>MAVI153</text:p>
          </table:table-cell>
          <table:table-cell office:value-type="string">
            <text:p>“I don't have a warrant to go back ther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54</text:p>
          </table:table-cell>
          <table:table-cell office:value-type="string">
            <text:p>“Maybe I'll find something to help me steal the vase out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156</text:p>
          </table:table-cell>
          <table:table-cell office:value-type="string">
            <text:p>“Sure is a great day out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7</text:p>
          </table:table-cell>
          <table:table-cell office:value-type="string">
            <text:p>“I wonder what the vase would look like reflecting in the sunl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office:value-type="string">
            <text:p>MAVI158</text:p>
          </table:table-cell>
          <table:table-cell office:value-type="string">
            <text:p>“I'm not gonna wrestle this old guy over that va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59</text:p>
          </table:table-cell>
          <table:table-cell office:value-type="string">
            <text:p>”I have to find a more clever way to get this vase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office:value-type="string">
            <text:p>MAVI166</text:p>
          </table:table-cell>
          <table:table-cell office:value-type="string">
            <text:p>“I'm not about to club this guy's head in with a brick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</text:p>
          </table:table-cell>
          <table:table-cell office:value-type="string">
            <text:p>“. . . ye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JEFF</text:p>
          </table:table-cell>
          <table:table-cell office:value-type="string">
            <text:p>MAVI168</text:p>
          </table:table-cell>
          <table:table-cell office:value-type="string">
            <text:p>“Did I mention that I'm a co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6</text:p>
          </table:table-cell>
          <table:table-cell office:value-type="string">
            <text:p>“Ye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7</text:p>
          </table:table-cell>
          <table:table-cell office:value-type="string">
            <text:p>“Where did you get tho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1</text:p>
          </table:table-cell>
          <table:table-cell office:value-type="string">
            <text:p>“That's classified. Do you recognize them or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8</text:p>
          </table:table-cell>
          <table:table-cell office:value-type="string">
            <text:p>“Well, uh. No. Never seen 'e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2</text:p>
          </table:table-cell>
          <table:table-cell office:value-type="string">
            <text:p>“Are you su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19</text:p>
          </table:table-cell>
          <table:table-cell office:value-type="string">
            <text:p>“Yessir, I'm sure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JEFFx2</text:p>
          </table:table-cell>
          <table:table-cell office:value-type="string">
            <text:p>MAVI173</text:p>
          </table:table-cell>
          <table:table-cell office:value-type="string">
            <text:p>“Are you absolutely sure you've never seen these shoes befor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0</text:p>
          </table:table-cell>
          <table:table-cell office:value-type="string">
            <text:p>“Yessir, yessir. Never seen them shoes in m'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69</text:p>
          </table:table-cell>
          <table:table-cell office:value-type="string">
            <text:p>“Just check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</text:p>
          </table:table-cell>
          <table:table-cell office:value-type="string">
            <text:p>MAVI175</text:p>
          </table:table-cell>
          <table:table-cell office:value-type="string">
            <text:p>“That's a pretty cool guitar. I wish I knew how to pl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ITAR</text:p>
          </table:table-cell>
          <table:table-cell office:value-type="string">
            <text:p>MAVI176</text:p>
          </table:table-cell>
          <table:table-cell office:value-type="string">
            <text:p>“Guess I'll give it a sh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1</text:p>
          </table:table-cell>
          <table:table-cell office:value-type="string">
            <text:p>“Not bad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7</text:p>
          </table:table-cell>
          <table:table-cell office:value-type="string">
            <text:p>“Yeah . . . Must've been a lucky first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8</text:p>
          </table:table-cell>
          <table:table-cell office:value-type="string">
            <text:p>“Yeah . . . Must've been a lucky secon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79</text:p>
          </table:table-cell>
          <table:table-cell office:value-type="string">
            <text:p>“Yeah . . . Must've been a lucky third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0</text:p>
          </table:table-cell>
          <table:table-cell office:value-type="string">
            <text:p>“Yeah . . . Must've been a lucky four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1</text:p>
          </table:table-cell>
          <table:table-cell office:value-type="string">
            <text:p>“Yeah . . . Must've been a lucky fifth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2</text:p>
          </table:table-cell>
          <table:table-cell office:value-type="string">
            <text:p>“Yeah . . . I must be pretty good at thi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GUITAR</text:p>
          </table:table-cell>
          <table:table-cell office:value-type="string">
            <text:p>MAVI183</text:p>
          </table:table-cell>
          <table:table-cell office:value-type="string">
            <text:p>“It's already got string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GUITAR</text:p>
          </table:table-cell>
          <table:table-cell office:value-type="string">
            <text:p>JEFF23</text:p>
          </table:table-cell>
          <table:table-cell office:value-type="string">
            <text:p>“Detective, could I ask you why you're vandalizin' my merchandis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4</text:p>
          </table:table-cell>
          <table:table-cell office:value-type="string">
            <text:p>“Sorry, it was an accident, I swe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4</text:p>
          </table:table-cell>
          <table:table-cell office:value-type="string">
            <text:p>“Eh, whatever. I'll file a complaint 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ROKEN GUITAR</text:p>
          </table:table-cell>
          <table:table-cell office:value-type="string">
            <text:p>MAVI189</text:p>
          </table:table-cell>
          <table:table-cell office:value-type="string">
            <text:p>“The guitar is completely unplayab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ACES ON BROKEN GUITAR</text:p>
          </table:table-cell>
          <table:table-cell office:value-type="string">
            <text:p>MAVI185</text:p>
          </table:table-cell>
          <table:table-cell office:value-type="string">
            <text:p>“It's restru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6</text:p>
          </table:table-cell>
          <table:table-cell office:value-type="string">
            <text:p>“See? It's all fix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5</text:p>
          </table:table-cell>
          <table:table-cell office:value-type="string">
            <text:p>“Alright, detective, but I'm keeping my eye on you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IXED GUITAR</text:p>
          </table:table-cell>
          <table:table-cell office:value-type="string">
            <text:p>MAVI190</text:p>
          </table:table-cell>
          <table:table-cell office:value-type="string">
            <text:p>“It's all better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187</text:p>
          </table:table-cell>
          <table:table-cell office:value-type="string">
            <text:p>“What the hell is this th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6</text:p>
          </table:table-cell>
          <table:table-cell office:value-type="string">
            <text:p>“It's a bicycle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88</text:p>
          </table:table-cell>
          <table:table-cell office:value-type="string">
            <text:p>“Never heard of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VASE</text:p>
          </table:table-cell>
          <table:table-cell office:value-type="string">
            <text:p>MAVI194</text:p>
          </table:table-cell>
          <table:table-cell office:value-type="string">
            <text:p>“God, it's so beautifu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27</text:p>
          </table:table-cell>
          <table:table-cell office:value-type="string">
            <text:p>“Yeah? Well it's not for s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VASE</text:p>
          </table:table-cell>
          <table:table-cell office:value-type="string">
            <text:p>JEFF28</text:p>
          </table:table-cell>
          <table:table-cell office:value-type="string">
            <text:p>“Hey! Paws off the vase!”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except distracted</text:p>
          </table:table-cell>
          <table:table-cell office:value-type="string">
            <text:p>MAVI314</text:p>
          </table:table-cell>
          <table:table-cell office:value-type="string">
            <text:p>“Finally, the vase is mine!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5</text:p>
          </table:table-cell>
          <table:table-cell office:value-type="string">
            <text:p>“Detective, did you get the ledger?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15</text:p>
          </table:table-cell>
          <table:table-cell office:value-type="string">
            <text:p>“Yes, I did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HAYN46</text:p>
          </table:table-cell>
          <table:table-cell office:value-type="string">
            <text:p>“Good. We're going back to the station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ce10" office:value-type="string">
            <text:p>MAVI316</text:p>
          </table:table-cell>
          <table:table-cell office:value-type="string">
            <text:p>“Right behind you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FIRE ALARM</text:p>
          </table:table-cell>
          <table:table-cell office:value-type="string">
            <text:p>MAVI195</text:p>
          </table:table-cell>
          <table:table-cell office:value-type="string">
            <text:p>“It's the fire alarm. It might distract him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BUCKET</text:p>
          </table:table-cell>
          <table:table-cell office:value-type="string">
            <text:p>MAVI196</text:p>
          </table:table-cell>
          <table:table-cell office:value-type="string">
            <text:p>“It's filled to the brim with water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UDDLE</text:p>
          </table:table-cell>
          <table:table-cell office:value-type="string">
            <text:p>MAVI197</text:p>
          </table:table-cell>
          <table:table-cell office:value-type="string">
            <text:p>“The floor's all wet, now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table:style-name="ce11" office:value-type="string">
            <text:p>MAVI317</text:p>
          </table:table-cell>
          <table:table-cell office:value-type="string">
            <text:p>“Wow, he really did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191</text:p>
          </table:table-cell>
          <table:table-cell office:value-type="string">
            <text:p>“The door to King-Takes-Paw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192</text:p>
          </table:table-cell>
          <table:table-cell office:value-type="string">
            <text:p>“The vase I want is in this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</text:p>
          </table:table-cell>
          <table:table-cell office:value-type="string">
            <text:p>MAVI193</text:p>
          </table:table-cell>
          <table:table-cell office:value-type="string">
            <text:p>“The blinds are closed. I can't see any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198</text:p>
          </table:table-cell>
          <table:table-cell office:value-type="string">
            <text:p>“King takes pawn? More like . . 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199</text:p>
          </table:table-cell>
          <table:table-cell office:value-type="string">
            <text:p>“Maybe I'll find something valuable in that alleyw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DEWALK</text:p>
          </table:table-cell>
          <table:table-cell office:value-type="string">
            <text:p>MAVI200</text:p>
          </table:table-cell>
          <table:table-cell office:value-type="string">
            <text:p>“This road leads to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1</text:p>
          </table:table-cell>
          <table:table-cell office:value-type="string">
            <text:p>“Not sure if I'll find help stealing the vase over t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ALLEYWAY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HOMELESS MAN</text:p>
          </table:table-cell>
          <table:table-cell office:value-type="string">
            <text:p>MAVI202</text:p>
          </table:table-cell>
          <table:table-cell office:value-type="string">
            <text:p>“This homeless guy looks like he has what it tak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HOMELESS MAN</text:p>
          </table:table-cell>
          <table:table-cell office:value-type="string">
            <text:p>MAVI203</text:p>
          </table:table-cell>
          <table:table-cell office:value-type="string">
            <text:p>“I'm not gonna give this homeless guy a foot mass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OMELESS MAN</text:p>
          </table:table-cell>
          <table:table-cell office:value-type="string">
            <text:p>MAVI204</text:p>
          </table:table-cell>
          <table:table-cell office:value-type="string">
            <text:p>“H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</text:p>
          </table:table-cell>
          <table:table-cell office:value-type="string">
            <text:p>“Yeah? What is it, mist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5</text:p>
          </table:table-cell>
          <table:table-cell office:value-type="string">
            <text:p>“I need you to creat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6</text:p>
          </table:table-cell>
          <table:table-cell office:value-type="string">
            <text:p>“It's part of my investig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2</text:p>
          </table:table-cell>
          <table:table-cell office:value-type="string">
            <text:p>“Well, I dunno mister. What's in it for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7</text:p>
          </table:table-cell>
          <table:table-cell office:value-type="string">
            <text:p>“I don't know. I'll find some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ON HOMELESS MAN</text:p>
          </table:table-cell>
          <table:table-cell office:value-type="string">
            <text:p>MAVI208</text:p>
          </table:table-cell>
          <table:table-cell office:value-type="string">
            <text:p>“I'll give you $20,000 to cause a distraction in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3</text:p>
          </table:table-cell>
          <table:table-cell office:value-type="string">
            <text:p>“Alright, you got yourself a de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4</text:p>
          </table:table-cell>
          <table:table-cell office:value-type="string">
            <text:p>“What in particular did you have in min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09</text:p>
          </table:table-cell>
          <table:table-cell office:value-type="string">
            <text:p>CHOICE A: “I need you to cause a distraction. Run in there and shit on the fl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0</text:p>
          </table:table-cell>
          <table:table-cell office:value-type="string">
            <text:p>CHOICE B: “I need you to cause a distraction. Run in there and do something drastic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1</text:p>
          </table:table-cell>
          <table:table-cell office:value-type="string">
            <text:p>CHOICE C: “I need you to cause a distraction. Do something the shopkeeper will never forg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2</text:p>
          </table:table-cell>
          <table:table-cell office:value-type="string">
            <text:p>CHOICE D: “I need you to cause a distraction. Improv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3</text:p>
          </table:table-cell>
          <table:table-cell office:value-type="string">
            <text:p>CHOICE E: “Nevermind, you don't deserve this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5</text:p>
          </table:table-cell>
          <table:table-cell office:value-type="string">
            <text:p>“For that kinda money? Can d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6</text:p>
          </table:table-cell>
          <table:table-cell office:value-type="string">
            <text:p>“Well, I'll try my be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7</text:p>
          </table:table-cell>
          <table:table-cell office:value-type="string">
            <text:p>“Okay. You're probably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4</text:p>
          </table:table-cell>
          <table:table-cell office:value-type="string">
            <text:p>“Godspee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HOMELESS MAN</text:p>
          </table:table-cell>
          <table:table-cell office:value-type="string">
            <text:p>MAVI215</text:p>
          </table:table-cell>
          <table:table-cell office:value-type="string">
            <text:p>“If you don't do as I say, I'll hit you with his bri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8</text:p>
          </table:table-cell>
          <table:table-cell office:value-type="string">
            <text:p>“Do it, bastar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HOMELESS MAN</text:p>
          </table:table-cell>
          <table:table-cell office:value-type="string">
            <text:p>MAVI216</text:p>
          </table:table-cell>
          <table:table-cell office:value-type="string">
            <text:p>“See? I'm a cop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only if already talked to</text:p>
          </table:table-cell>
          <table:table-cell office:value-type="string">
            <text:p>HOME9</text:p>
          </table:table-cell>
          <table:table-cell office:value-type="string">
            <text:p>“And you attempting to use this authority to coerce me into creating some kind of illegal distraction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0</text:p>
          </table:table-cell>
          <table:table-cell office:value-type="string">
            <text:p>“is a violation of my constitutional rights, as set forth by our founding fath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7</text:p>
          </table:table-cell>
          <table:table-cell office:value-type="string">
            <text:p>“Damn . . . He's righ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HOMELESS MAN</text:p>
          </table:table-cell>
          <table:table-cell office:value-type="string">
            <text:p>MAVI218</text:p>
          </table:table-cell>
          <table:table-cell office:value-type="string">
            <text:p>“You want a new pair of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1</text:p>
          </table:table-cell>
          <table:table-cell office:value-type="string">
            <text:p>“Already got one. Get a load of these ki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19</text:p>
          </table:table-cell>
          <table:table-cell office:value-type="string">
            <text:p>“Damn . . . Those are sick kick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 LACES ON HOMELESS MAN</text:p>
          </table:table-cell>
          <table:table-cell office:value-type="string">
            <text:p>MAVI220</text:p>
          </table:table-cell>
          <table:table-cell office:value-type="string">
            <text:p>“You want a new set of shoe lac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2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3</text:p>
          </table:table-cell>
          <table:table-cell office:value-type="string">
            <text:p>“Hm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1</text:p>
          </table:table-cell>
          <table:table-cell office:value-type="string">
            <text:p>“W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OME14</text:p>
          </table:table-cell>
          <table:table-cell office:value-type="string">
            <text:p>“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RASH</text:p>
          </table:table-cell>
          <table:table-cell office:value-type="string">
            <text:p>MAVI223</text:p>
          </table:table-cell>
          <table:table-cell office:value-type="string">
            <text:p>“It's a pile of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RASH</text:p>
          </table:table-cell>
          <table:table-cell office:value-type="string">
            <text:p>MAVI224</text:p>
          </table:table-cell>
          <table:table-cell office:value-type="string">
            <text:p>“I refuse to touch this tra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TRASH</text:p>
          </table:table-cell>
          <table:table-cell office:value-type="string">
            <text:p>MAVI225</text:p>
          </table:table-cell>
          <table:table-cell office:value-type="string">
            <text:p>“I'm quitting the force for goo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KE BADGE FROM TRASH</text:p>
          </table:table-cell>
          <table:table-cell table:style-name="ce9" office:value-type="string">
            <text:p>MAVI226</text:p>
          </table:table-cell>
          <table:table-cell office:value-type="string">
            <text:p>“Dammit, I'm a cop. I can't quit now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ROBB1</text:p>
          </table:table-cell>
          <table:table-cell office:value-type="string">
            <text:p>“Hands up! Put the money in the bag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8</text:p>
          </table:table-cell>
          <table:table-cell office:value-type="string">
            <text:p>“Don't hurt me, I'll do what you sa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9</text:p>
          </table:table-cell>
          <table:table-cell office:value-type="string">
            <text:p>“No, it can't b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9</text:p>
          </table:table-cell>
          <table:table-cell office:value-type="string">
            <text:p>“He took all but one dollar.”</text:p>
          </table:table-cell>
          <table:table-cell table:number-columns-repeated="1020"/>
        </table:table-row>
        <table:table-row table:style-name="ro4">
          <table:table-cell table:style-name="ce2" table:number-columns-repeated="2"/>
          <table:table-cell table:style-name="ce15" office:value-type="string">
            <text:p>MAVI313</text:p>
          </table:table-cell>
          <table:table-cell table:style-name="ce2" office:value-type="string">
            <text:p>“<text:span text:style-name="T1">He took all but $20,507.”</text:span></text:p>
          </table:table-cell>
          <table:table-cell table:style-name="ce2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227</text:p>
          </table:table-cell>
          <table:table-cell office:value-type="string">
            <text:p>“It leads back to the front of the pawn sho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IGN</text:p>
          </table:table-cell>
          <table:table-cell office:value-type="string">
            <text:p>MAVI230</text:p>
          </table:table-cell>
          <table:table-cell office:value-type="string">
            <text:p>“Lori Palace Casino. I hear a lot of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231</text:p>
          </table:table-cell>
          <table:table-cell office:value-type="string">
            <text:p>“Looks like they're open. I might as well try my lu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TRIP CLUB SIGN</text:p>
          </table:table-cell>
          <table:table-cell office:value-type="string">
            <text:p>MAVI232</text:p>
          </table:table-cell>
          <table:table-cell office:value-type="string">
            <text:p>“Canoli's Best Dames. I hear a lot of bad mobsters run this plac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OUNCER</text:p>
          </table:table-cell>
          <table:table-cell office:value-type="string">
            <text:p>MAVI233</text:p>
          </table:table-cell>
          <table:table-cell office:value-type="string">
            <text:p>“It's a big scary guy. I wonder why he didn't help 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OUNCER</text:p>
          </table:table-cell>
          <table:table-cell office:value-type="string">
            <text:p>MAVI234</text:p>
          </table:table-cell>
          <table:table-cell office:value-type="string">
            <text:p>“No . . . He'll beat me to a pulp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OUNCER</text:p>
          </table:table-cell>
          <table:table-cell office:value-type="string">
            <text:p>MAVI235</text:p>
          </table:table-cell>
          <table:table-cell office:value-type="string">
            <text:p>CHOICE A: “Hey, why didn't you help 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</text:p>
          </table:table-cell>
          <table:table-cell office:value-type="string">
            <text:p>“Help you with 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6</text:p>
          </table:table-cell>
          <table:table-cell office:value-type="string">
            <text:p>“I got mugged just in front of the casin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</text:p>
          </table:table-cell>
          <table:table-cell office:value-type="string">
            <text:p>“Yeah? I'm not allowed over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7</text:p>
          </table:table-cell>
          <table:table-cell office:value-type="string">
            <text:p>“What do you mea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3</text:p>
          </table:table-cell>
          <table:table-cell office:value-type="string">
            <text:p>“Restraining order. I'm a foot further than I'm allowed to be from the casino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8</text:p>
          </table:table-cell>
          <table:table-cell office:value-type="string">
            <text:p>“Oh, I understan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4</text:p>
          </table:table-cell>
          <table:table-cell office:value-type="string">
            <text:p>“Next time, try and get mugged in front of the strip club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39</text:p>
          </table:table-cell>
          <table:table-cell office:value-type="string">
            <text:p>“Okay. I'll try to next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0</text:p>
          </table:table-cell>
          <table:table-cell office:value-type="string">
            <text:p>CHOICE B: “Can I get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5</text:p>
          </table:table-cell>
          <table:table-cell office:value-type="string">
            <text:p>“Do you have a membership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1</text:p>
          </table:table-cell>
          <table:table-cell office:value-type="string">
            <text:p>“No. How do I get on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6</text:p>
          </table:table-cell>
          <table:table-cell office:value-type="string">
            <text:p>“You gotta know Canoli to get the membership pas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2</text:p>
          </table:table-cell>
          <table:table-cell office:value-type="string">
            <text:p>CHOICE A: “I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7</text:p>
          </table:table-cell>
          <table:table-cell office:value-type="string">
            <text:p>“Oh yeah? What's his dame's n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8</text:p>
          </table:table-cell>
          <table:table-cell office:value-type="string">
            <text:p>“Alright, come on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3</text:p>
          </table:table-cell>
          <table:table-cell office:value-type="string">
            <text:p>CHOICE B: “No, I don't know Canol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9</text:p>
          </table:table-cell>
          <table:table-cell office:value-type="string">
            <text:p>“Get los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4</text:p>
          </table:table-cell>
          <table:table-cell office:value-type="string">
            <text:p>CHOICE C: “You ever notice anything unusual a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0</text:p>
          </table:table-cell>
          <table:table-cell office:value-type="string">
            <text:p>“I don't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1</text:p>
          </table:table-cell>
          <table:table-cell office:value-type="string">
            <text:p>“Sometimes I see some homeless guys hangin' around the alleyway next to the build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5</text:p>
          </table:table-cell>
          <table:table-cell office:value-type="string">
            <text:p>“Do they ever go insi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2</text:p>
          </table:table-cell>
          <table:table-cell office:value-type="string">
            <text:p>“Sometimes they do, but they often leave very quickl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46</text:p>
          </table:table-cell>
          <table:table-cell office:value-type="string">
            <text:p>“Thanks for the informatio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47</text:p>
          </table:table-cell>
          <table:table-cell office:value-type="string">
            <text:p>CHOICE D: “Goodby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3</text:p>
          </table:table-cell>
          <table:table-cell office:value-type="string">
            <text:p>“Lat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BOUNCER</text:p>
          </table:table-cell>
          <table:table-cell office:value-type="string">
            <text:p>MAVI248</text:p>
          </table:table-cell>
          <table:table-cell office:value-type="string">
            <text:p>“The brick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DGE ON BOUNCER</text:p>
          </table:table-cell>
          <table:table-cell office:value-type="string">
            <text:p>MAVI249</text:p>
          </table:table-cell>
          <table:table-cell office:value-type="string">
            <text:p>“Excuse me, police business. I need to search the premi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4</text:p>
          </table:table-cell>
          <table:table-cell office:value-type="string">
            <text:p>“Oh yeah? Where's your warran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0</text:p>
          </table:table-cell>
          <table:table-cell office:value-type="string">
            <text:p>“Sh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GUN ON BOUNCER</text:p>
          </table:table-cell>
          <table:table-cell office:value-type="string">
            <text:p>MAVI251</text:p>
          </table:table-cell>
          <table:table-cell office:value-type="string">
            <text:p>“The bullet wouldn't be strong enough to break through his muscl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</text:p>
          </table:table-cell>
          <table:table-cell office:value-type="string">
            <text:p>MAVI170</text:p>
          </table:table-cell>
          <table:table-cell office:value-type="string">
            <text:p>“Do you recognize these shoe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5</text:p>
          </table:table-cell>
          <table:table-cell office:value-type="string">
            <text:p>“. . .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2</text:p>
          </table:table-cell>
          <table:table-cell office:value-type="string">
            <text:p>“You knew him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6</text:p>
          </table:table-cell>
          <table:table-cell office:value-type="string">
            <text:p>“Yeah, we were poker buddi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7</text:p>
          </table:table-cell>
          <table:table-cell office:value-type="string">
            <text:p>“He always wore the same shoes every 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3</text:p>
          </table:table-cell>
          <table:table-cell office:value-type="string">
            <text:p>“He's been murdered. I'm investigating it right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8</text:p>
          </table:table-cell>
          <table:table-cell office:value-type="string">
            <text:p>“Oh my god. I can't believe it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19 </text:p>
          </table:table-cell>
          <table:table-cell office:value-type="string">
            <text:p>“Chris Johnson, dead. Whoever did this is gonna p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4</text:p>
          </table:table-cell>
          <table:table-cell office:value-type="string">
            <text:p>“Do you know anything about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0</text:p>
          </table:table-cell>
          <table:table-cell office:value-type="string">
            <text:p>“I mean, Chris would go there sometimes, I thin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5</text:p>
          </table:table-cell>
          <table:table-cell office:value-type="string">
            <text:p>“Interesting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6</text:p>
          </table:table-cell>
          <table:table-cell office:value-type="string">
            <text:p>“Can I come into the strip club as part of the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1</text:p>
          </table:table-cell>
          <table:table-cell office:value-type="string">
            <text:p>“I'm sorry, detective. I can't let you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22</text:p>
          </table:table-cell>
          <table:table-cell office:value-type="string">
            <text:p>“Damm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HOES ON BOUNCER x2</text:p>
          </table:table-cell>
          <table:table-cell office:value-type="string">
            <text:p>MAVI257</text:p>
          </table:table-cell>
          <table:table-cell office:value-type="string">
            <text:p>“I want you to keep Chris Johnson's shoes as a mement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OUN22</text:p>
          </table:table-cell>
          <table:table-cell office:value-type="string">
            <text:p>“Don't you need those for your investigati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58</text:p>
          </table:table-cell>
          <table:table-cell office:value-type="string">
            <text:p>“Oh yeah, never mi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INSIDE CASINO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FIRST ENTERS ROOM</text:p>
          </table:table-cell>
          <table:table-cell office:value-type="string">
            <text:p>LORI1</text:p>
          </table:table-cell>
          <table:table-cell office:value-type="string">
            <text:p>“Hello hello hello, fine si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1</text:p>
          </table:table-cell>
          <table:table-cell office:value-type="string">
            <text:p>“Howdy. Where am 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3</text:p>
          </table:table-cell>
          <table:table-cell office:value-type="string">
            <text:p>“Dam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6</text:p>
          </table:table-cell>
          <table:table-cell office:value-type="string">
            <text:p>“That's the spirit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8</text:p>
          </table:table-cell>
          <table:table-cell office:value-type="string">
            <text:p>“Oh, Barbara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</text:p>
          </table:table-cell>
          <table:table-cell office:value-type="string">
            <text:p>“What is it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</text:p>
          </table:table-cell>
          <table:table-cell office:value-type="string">
            <text:p>“Sure thing, Mr. Lor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3</text:p>
          </table:table-cell>
          <table:table-cell office:value-type="string">
            <text:p>“Welcome to the Lori Palace Casino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5</text:p>
          </table:table-cell>
          <table:table-cell office:value-type="string">
            <text:p>“H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4</text:p>
          </table:table-cell>
          <table:table-cell office:value-type="string">
            <text:p>“Here at Lori Palace Casino, we use tokens for all of our gambl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5</text:p>
          </table:table-cell>
          <table:table-cell office:value-type="string">
            <text:p>“Each token is worth a dollar. How many tokens would you lik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6</text:p>
          </table:table-cell>
          <table:table-cell office:value-type="string">
            <text:p>“Are you sure you want to lea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69</text:p>
          </table:table-cell>
          <table:table-cell office:value-type="string">
            <text:p>“Yea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7</text:p>
          </table:table-cell>
          <table:table-cell office:value-type="string">
            <text:p>“Oh, come on, just take this one token. It's on the hous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8</text:p>
          </table:table-cell>
          <table:table-cell office:value-type="string">
            <text:p>“Alrighty! You've got everything you need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9</text:p>
          </table:table-cell>
          <table:table-cell office:value-type="string">
            <text:p>“I'll be here to assist you anytim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ORI</text:p>
          </table:table-cell>
          <table:table-cell office:value-type="string">
            <text:p>MAVI271</text:p>
          </table:table-cell>
          <table:table-cell office:value-type="string">
            <text:p>“Slimebal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No thank you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ORI</text:p>
          </table:table-cell>
          <table:table-cell office:value-type="string">
            <text:p>MAVI272</text:p>
          </table:table-cell>
          <table:table-cell office:value-type="string">
            <text:p>“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0</text:p>
          </table:table-cell>
          <table:table-cell office:value-type="string">
            <text:p>“Please, call me Angelo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MAVI273</text:p>
          </table:table-cell>
          <table:table-cell office:value-type="string">
            <text:p>“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1</text:p>
          </table:table-cell>
          <table:table-cell office:value-type="string">
            <text:p>“Yes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6</text:p>
          </table:table-cell>
          <table:table-cell office:value-type="string">
            <text:p>“Why no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7</text:p>
          </table:table-cell>
          <table:table-cell office:value-type="string">
            <text:p>“Sorry, I was just curiou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8</text:p>
          </table:table-cell>
          <table:table-cell office:value-type="string">
            <text:p>“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9</text:p>
          </table:table-cell>
          <table:table-cell office:value-type="string">
            <text:p>“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19</text:p>
          </table:table-cell>
          <table:table-cell office:value-type="string">
            <text:p>“. . . in Hel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0</text:p>
          </table:table-cell>
          <table:table-cell office:value-type="string">
            <text:p>“You got it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1</text:p>
          </table:table-cell>
          <table:table-cell office:value-type="string">
            <text:p>“Oh, this da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5</text:p>
          </table:table-cell>
          <table:table-cell office:value-type="string">
            <text:p>“Oh, Canoli'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5</text:p>
          </table:table-cell>
          <table:table-cell office:value-type="string">
            <text:p>“Sounds terr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ARBARA</text:p>
          </table:table-cell>
          <table:table-cell office:value-type="string">
            <text:p>MAVI289</text:p>
          </table:table-cell>
          <table:table-cell office:value-type="string">
            <text:p>“Femal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1</text:p>
          </table:table-cell>
          <table:table-cell office:value-type="string">
            <text:p>“Well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2</text:p>
          </table:table-cell>
          <table:table-cell office:value-type="string">
            <text:p>“I have been feelin' a little tense, lately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3</text:p>
          </table:table-cell>
          <table:table-cell office:value-type="string">
            <text:p>“But you know Mr. Lori would panic if he saw me getting a back rub from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75</text:p>
          </table:table-cell>
          <table:table-cell office:value-type="string">
            <text:p>“Okay. Maybe another tim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BARBARA</text:p>
          </table:table-cell>
          <table:table-cell office:value-type="string">
            <text:p>MAVI290</text:p>
          </table:table-cell>
          <table:table-cell office:value-type="string">
            <text:p>“Excuse me, Barbara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0</text:p>
          </table:table-cell>
          <table:table-cell office:value-type="string">
            <text:p>“Yessi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4</text:p>
          </table:table-cell>
          <table:table-cell office:value-type="string">
            <text:p>“I'm sorry, sir, but you need two other players to be pres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5</text:p>
          </table:table-cell>
          <table:table-cell office:value-type="string">
            <text:p>“It's company polic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83</text:p>
          </table:table-cell>
          <table:table-cell office:value-type="string">
            <text:p>“Oh. Ok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6</text:p>
          </table:table-cell>
          <table:table-cell office:value-type="string">
            <text:p>“Well, uh, I've got bad news for you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3</text:p>
          </table:table-cell>
          <table:table-cell office:value-type="string">
            <text:p>“What's the bad new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19</text:p>
          </table:table-cell>
          <table:table-cell office:value-type="string">
            <text:p>“The slot machines are really all we've go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4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0</text:p>
          </table:table-cell>
          <table:table-cell office:value-type="string">
            <text:p>“Well, it is company policy that I help gamblers with their request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1</text:p>
          </table:table-cell>
          <table:table-cell office:value-type="string">
            <text:p>“but I can't leave the premise during working hou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2</text:p>
          </table:table-cell>
          <table:table-cell office:value-type="string">
            <text:p>“Here's hopin' you get lucky, tough gu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297</text:p>
          </table:table-cell>
          <table:table-cell office:value-type="string">
            <text:p>“Hehehe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PEAKERS</text:p>
          </table:table-cell>
          <table:table-cell office:value-type="string">
            <text:p>MAVI312</text:p>
          </table:table-cell>
          <table:table-cell office:value-type="string">
            <text:p>“Are these new speake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SLOT MACHINE</text:p>
          </table:table-cell>
          <table:table-cell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TABLE</text:p>
          </table:table-cell>
          <table:table-cell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EXIT</text:p>
          </table:table-cell>
          <table:table-cell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office:value-type="string">
            <text:p>MAVI301</text:p>
          </table:table-cell>
          <table:table-cell office:value-type="string">
            <text:p>“It must lead to Canoli'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OPEN DOOR</text:p>
          </table:table-cell>
          <table:table-cell office:value-type="string">
            <text:p>BOUN23</text:p>
          </table:table-cell>
          <table:table-cell office:value-type="string">
            <text:p>“Nice tr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SLOT MACHINE</text:p>
          </table:table-cell>
          <table:table-cell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TOKEN ON SLOT MACHINE</text:p>
          </table:table-cell>
          <table:table-cell office:value-type="string">
            <text:p>BARB23</text:p>
          </table:table-cell>
          <table:table-cell office:value-type="string">
            <text:p>“Amazing! You're our first mega-winner! You've won one million dollar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0</text:p>
          </table:table-cell>
          <table:table-cell office:value-type="string">
            <text:p>“Wh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3</text:p>
          </table:table-cell>
          <table:table-cell office:value-type="string">
            <text:p>“I'm so fucking happ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4</text:p>
          </table:table-cell>
          <table:table-cell office:value-type="string">
            <text:p>“Let me get your earnings for you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4</text:p>
          </table:table-cell>
          <table:table-cell office:value-type="string">
            <text:p>“Yes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5</text:p>
          </table:table-cell>
          <table:table-cell office:value-type="string">
            <text:p>“Thank you, Mr. Lori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6</text:p>
          </table:table-cell>
          <table:table-cell office:value-type="string">
            <text:p>“Thank you, Angelo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5</text:p>
          </table:table-cell>
          <table:table-cell office:value-type="string">
            <text:p>“Here are your earnings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6</text:p>
          </table:table-cell>
          <table:table-cell office:value-type="string">
            <text:p>“The sky's the limit, mist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7</text:p>
          </table:table-cell>
          <table:table-cell office:value-type="string">
            <text:p>“Yeah, Mr. Lori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BARB28</text:p>
          </table:table-cell>
          <table:table-cell office:value-type="string">
            <text:p>“Well, Mr. Lori . . . You said you wanted me to test the new speake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8</text:p>
          </table:table-cell>
          <table:table-cell office:value-type="string">
            <text:p>“You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39</text:p>
          </table:table-cell>
          <table:table-cell office:value-type="string">
            <text:p>“thick-skulled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0</text:p>
          </table:table-cell>
          <table:table-cell office:value-type="string">
            <text:p>“trash heap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RI41</text:p>
          </table:table-cell>
          <table:table-cell office:value-type="string">
            <text:p>“brainlet who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8" table:number-rows-spanned="1">
            <text:p>OUT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HAYN47</text:p>
          </table:table-cell>
          <table:table-cell office:value-type="string">
            <text:p>“Detective, we've got a problem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8</text:p>
          </table:table-cell>
          <table:table-cell office:value-type="string">
            <text:p>“What's happening? What's with all the cop car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8</text:p>
          </table:table-cell>
          <table:table-cell office:value-type="string">
            <text:p>“Someone tipped off the store owner before we arri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49</text:p>
          </table:table-cell>
          <table:table-cell office:value-type="string">
            <text:p>“He opened fire at a random customer with a shotgu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19</text:p>
          </table:table-cell>
          <table:table-cell office:value-type="string">
            <text:p>“Stay back, I'm going 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0</text:p>
          </table:table-cell>
          <table:table-cell office:value-type="string">
            <text:p>“Be carefu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0</text:p>
          </table:table-cell>
          <table:table-cell office:value-type="string">
            <text:p>“Don't worry, I'll save my game before I go insid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1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2</text:p>
          </table:table-cell>
          <table:table-cell office:value-type="string">
            <text:p>“I'm scar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I trust you, Mavish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2</text:p>
          </table:table-cell>
          <table:table-cell office:value-type="string">
            <text:p>HAYN51</text:p>
          </table:table-cell>
          <table:table-cell office:value-type="string">
            <text:p>“Yeah, detectiv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3</text:p>
          </table:table-cell>
          <table:table-cell office:value-type="string">
            <text:p>“Where is Detective Liar? Shouldn't he be helping u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2</text:p>
          </table:table-cell>
          <table:table-cell office:value-type="string">
            <text:p>“He said he was onto something big and he couldn't co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4</text:p>
          </table:table-cell>
          <table:table-cell office:value-type="string">
            <text:p>“Really? How bi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3</text:p>
          </table:table-cell>
          <table:table-cell office:value-type="string">
            <text:p>“Not sure. He said if he explained, it'd blow his cov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5</text:p>
          </table:table-cell>
          <table:table-cell office:value-type="string">
            <text:p>“That guy's a hero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HAYNES</text:p>
          </table:table-cell>
          <table:table-cell office:value-type="string">
            <text:p>MAVI321</text:p>
          </table:table-cell>
          <table:table-cell office:value-type="string">
            <text:p>“Lieutenant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x3</text:p>
          </table:table-cell>
          <table:table-cell table:style-name="ce10" office:value-type="string">
            <text:p>HAYN54</text:p>
          </table:table-cell>
          <table:table-cell office:value-type="string">
            <text:p>“Detective Mavish, could you please just go inside and resolve this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26</text:p>
          </table:table-cell>
          <table:table-cell office:value-type="string">
            <text:p>“Okay, I'll quit stall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HAYNES</text:p>
          </table:table-cell>
          <table:table-cell office:value-type="string">
            <text:p>MAVI327</text:p>
          </table:table-cell>
          <table:table-cell office:value-type="string">
            <text:p>“He looks really nervo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 CAR</text:p>
          </table:table-cell>
          <table:table-cell office:value-type="string">
            <text:p>MAVI328</text:p>
          </table:table-cell>
          <table:table-cell office:value-type="string">
            <text:p>“I just got out of this 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OP CAR</text:p>
          </table:table-cell>
          <table:table-cell office:value-type="string">
            <text:p>MAVI329</text:p>
          </table:table-cell>
          <table:table-cell office:value-type="string">
            <text:p>“I don't think Haynes would appreciate me stealing his c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BRICK ON CAR</text:p>
          </table:table-cell>
          <table:table-cell office:value-type="string">
            <text:p>MAVI330</text:p>
          </table:table-cell>
          <table:table-cell office:value-type="string">
            <text:p>“I don't think Haynes would appreciate me smashing the windows of his car with a bric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OPS</text:p>
          </table:table-cell>
          <table:table-cell office:value-type="string">
            <text:p>MAVI331</text:p>
          </table:table-cell>
          <table:table-cell office:value-type="string">
            <text:p>“This shopkeeper isn't going anywher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FRONT DOOR</text:p>
          </table:table-cell>
          <table:table-cell office:value-type="string">
            <text:p>MAVI332</text:p>
          </table:table-cell>
          <table:table-cell office:value-type="string">
            <text:p>“Well, here goes nothing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COPS</text:p>
          </table:table-cell>
          <table:table-cell office:value-type="string">
            <text:p>MAVI333</text:p>
          </table:table-cell>
          <table:table-cell office:value-type="string">
            <text:p>“I don't have clearance to start handing out order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ALLEYWAY</text:p>
          </table:table-cell>
          <table:table-cell office:value-type="string">
            <text:p>MAVI345</text:p>
          </table:table-cell>
          <table:table-cell office:value-type="string">
            <text:p>“I wonder if that squatter's still in the alleyway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LOOK AT PATH</text:p>
          </table:table-cell>
          <table:table-cell office:value-type="string">
            <text:p>MAVI346</text:p>
          </table:table-cell>
          <table:table-cell office:value-type="string">
            <text:p>“I could head down the street after this situation is res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7</text:p>
          </table:table-cell>
          <table:table-cell office:value-type="string">
            <text:p>“I feel like going into town for a bit.”</text:p>
          </table:table-cell>
          <table:table-cell table:number-columns-repeated="1020"/>
        </table:table-row>
        <table:table-row table:style-name="ro1">
          <table:table-cell table:style-name="ce1" office:value-type="string" table:number-columns-spanned="8" table:number-rows-spanned="1">
            <text:p>INSIDE PAWN SHOP AT NIGHT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ENTER ROOM</text:p>
          </table:table-cell>
          <table:table-cell office:value-type="string">
            <text:p>JEFF29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0</text:p>
          </table:table-cell>
          <table:table-cell office:value-type="string">
            <text:p>“I told you all to stay out, you sons of bitches!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GETS SHOT</text:p>
          </table:table-cell>
          <table:table-cell office:value-type="string">
            <text:p>MAVI334</text:p>
          </table:table-cell>
          <table:table-cell office:value-type="string">
            <text:p>“No . . . It can't be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5</text:p>
          </table:table-cell>
          <table:table-cell office:value-type="string">
            <text:p>“I'm so sorry, Miller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6</text:p>
          </table:table-cell>
          <table:table-cell office:value-type="string">
            <text:p>“. . . I was too weak . . 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office:value-type="string">
            <text:p>MAVI337</text:p>
          </table:table-cell>
          <table:table-cell office:value-type="string">
            <text:p>“. . . Goodby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VISH Uses GUN on JEFF</text:p>
          </table:table-cell>
          <table:table-cell office:value-type="string">
            <text:p>MAVI338</text:p>
          </table:table-cell>
          <table:table-cell office:value-type="string">
            <text:p>“Drop the gun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vish fires a warning shot</text:p>
          </table:table-cell>
          <table:table-cell office:value-type="string">
            <text:p>MAVI339</text:p>
          </table:table-cell>
          <table:table-cell office:value-type="string">
            <text:p>“Drop i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1</text:p>
          </table:table-cell>
          <table:table-cell office:value-type="string">
            <text:p>“I dropped it! Don't shoot me!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adeout/in, cops there, man arrested</text:p>
          </table:table-cell>
          <table:table-cell office:value-type="string">
            <text:p>MAVI340</text:p>
          </table:table-cell>
          <table:table-cell office:value-type="string">
            <text:p>“You're under arrest. The lieutenant will read you your right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2</text:p>
          </table:table-cell>
          <table:table-cell office:value-type="string">
            <text:p>“You police sons of bitch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3</text:p>
          </table:table-cell>
          <table:table-cell office:value-type="string">
            <text:p>“Don't you worry, detective. You'll pay, sooner or lat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MAVI341</text:p>
          </table:table-cell>
          <table:table-cell office:value-type="string">
            <text:p>“Haynes, I'm gonna search his back room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5</text:p>
          </table:table-cell>
          <table:table-cell office:value-type="string">
            <text:p>“Okay, detective. I'll keep an eye on the shopkeep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NICK NACKS</text:p>
          </table:table-cell>
          <table:table-cell office:value-type="string">
            <text:p>MAVI342</text:p>
          </table:table-cell>
          <table:table-cell office:value-type="string">
            <text:p>“Wow! It's still garbag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WINDOWS</text:p>
          </table:table-cell>
          <table:table-cell office:value-type="string">
            <text:p>MAVI343</text:p>
          </table:table-cell>
          <table:table-cell office:value-type="string">
            <text:p>“There's no traffic on this side of town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DOOR </text:p>
          </table:table-cell>
          <table:table-cell office:value-type="string">
            <text:p>MAVI344</text:p>
          </table:table-cell>
          <table:table-cell office:value-type="string">
            <text:p>“I could head out there to take a breathe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BICYCLE</text:p>
          </table:table-cell>
          <table:table-cell office:value-type="string">
            <text:p>MAVI348</text:p>
          </table:table-cell>
          <table:table-cell office:value-type="string">
            <text:p>“I see nobody bought this piece of junk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/USE FIRE ALARM</text:p>
          </table:table-cell>
          <table:table-cell office:value-type="string">
            <text:p>MAVI349</text:p>
          </table:table-cell>
          <table:table-cell office:value-type="string">
            <text:p>“I don't think turning on the alarm would help us focu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>
            <text:p>LOOK AT BACK DOOR</text:p>
          </table:table-cell>
          <table:table-cell office:value-type="string">
            <text:p>MAVI350</text:p>
          </table:table-cell>
          <table:table-cell office:value-type="string">
            <text:p>“The back room. The place where truth will be found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GUITAR STAND</text:p>
          </table:table-cell>
          <table:table-cell office:value-type="string">
            <text:p>MAVI351</text:p>
          </table:table-cell>
          <table:table-cell office:value-type="string">
            <text:p>“Someone must have bought the guitar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CASH REGISTER</text:p>
          </table:table-cell>
          <table:table-cell office:value-type="string">
            <text:p>MAVI352</text:p>
          </table:table-cell>
          <table:table-cell office:value-type="string">
            <text:p>“The money box. I should search i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USE CASH REGISTER</text:p>
          </table:table-cell>
          <table:table-cell office:value-type="string">
            <text:p>MAVI353</text:p>
          </table:table-cell>
          <table:table-cell office:value-type="string">
            <text:p>“What the hell?”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tivate choice B at JEFF</text:p>
          </table:table-cell>
          <table:table-cell office:value-type="string">
            <text:p>MAVI354</text:p>
          </table:table-cell>
          <table:table-cell office:value-type="string">
            <text:p>“It's completely empty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LOOK AT LT. HAYNES</text:p>
          </table:table-cell>
          <table:table-cell office:value-type="string">
            <text:p>MAV105</text:p>
          </table:table-cell>
          <table:table-cell office:value-type="string">
            <text:p>“It's the police lieutenant, Haynes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" office:value-type="string">
            <text:p>USE HAYNES <text:span text:style-name="T1">(pats him on the back)</text:span></text:p>
          </table:table-cell>
          <table:table-cell office:value-type="string">
            <text:p>MAVI355</text:p>
          </table:table-cell>
          <table:table-cell office:value-type="string">
            <text:p>“You're doing a good job, 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6</text:p>
          </table:table-cell>
          <table:table-cell office:value-type="string">
            <text:p>“Thank you, detective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LT. HAYNES</text:p>
          </table:table-cell>
          <table:table-cell office:value-type="string">
            <text:p>MAVI356</text:p>
          </table:table-cell>
          <table:table-cell office:value-type="string">
            <text:p>“Hayn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7</text:p>
          </table:table-cell>
          <table:table-cell office:value-type="string">
            <text:p>“Yeah, Mavish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AVI356</text:p>
          </table:table-cell>
          <table:table-cell office:value-type="string">
            <text:p>“Any idea about who tipped him off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8</text:p>
          </table:table-cell>
          <table:table-cell office:value-type="string">
            <text:p>“No idea. It might have been someone from the sta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59</text:p>
          </table:table-cell>
          <table:table-cell office:value-type="string">
            <text:p>“It might not have been. Who knows?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AVI357</text:p>
          </table:table-cell>
          <table:table-cell office:value-type="string">
            <text:p>“This guy giving you any troubl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0</text:p>
          </table:table-cell>
          <table:table-cell office:value-type="string">
            <text:p>“I've got the situation under control, detectiv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1</text:p>
          </table:table-cell>
          <table:table-cell office:value-type="string">
            <text:p>“He has been very compliant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(if stuck on safe puzzle)</text:p>
          </table:table-cell>
          <table:table-cell office:value-type="string">
            <text:p>MAVI407</text:p>
          </table:table-cell>
          <table:table-cell office:value-type="string">
            <text:p>“Do you know anything about lockpicking?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HAYN63</text:p>
          </table:table-cell>
          <table:table-cell office:value-type="string">
            <text:p>“A little bit. I know the hardest part is tumbling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6" office:value-type="string">
            <text:p>HAYN64</text:p>
          </table:table-cell>
          <table:table-cell office:value-type="string">
            <text:p>“Try using a set of shoe laces, those would be useful.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ALK TO JEFF</text:p>
          </table:table-cell>
          <table:table-cell office:value-type="string">
            <text:p>MAVI358</text:p>
          </table:table-cell>
          <table:table-cell office:value-type="string">
            <text:p>CHOICE A: “Tell me everything you know about Chris Johns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JEFF34</text:p>
          </table:table-cell>
          <table:table-cell office:value-type="string">
            <text:p>“I'm not sayin' a word without my lawy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a)</text:p>
          </table:table-cell>
          <table:table-cell table:style-name="Default" office:value-type="string">
            <text:p>MAVI359</text:p>
          </table:table-cell>
          <table:table-cell office:value-type="string">
            <text:p>CHOICE B: “Tell me everything you know about James Mill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5</text:p>
          </table:table-cell>
          <table:table-cell office:value-type="string">
            <text:p>“I said, I'm not sayin' nothin' without my lawyer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b)</text:p>
          </table:table-cell>
          <table:table-cell table:style-name="Default" office:value-type="string">
            <text:p>MAVI360</text:p>
          </table:table-cell>
          <table:table-cell office:value-type="string">
            <text:p>CHOICE C: “Tell me everything you know about money launder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6</text:p>
          </table:table-cell>
          <table:table-cell office:value-type="string">
            <text:p>“I don't know nothin' about launderin' no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7</text:p>
          </table:table-cell>
          <table:table-cell office:value-type="string">
            <text:p>“And even if I did, I wouldn't tell you without my lawyer 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string">
            <text:p>(after choice c)</text:p>
          </table:table-cell>
          <table:table-cell table:style-name="Default" office:value-type="string">
            <text:p>MAVI361</text:p>
          </table:table-cell>
          <table:table-cell office:value-type="string">
            <text:p>CHOICE D: “Tell me everything you know about your vase that was stolen earlier tod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8</text:p>
          </table:table-cell>
          <table:table-cell office:value-type="string">
            <text:p>“Well, there was this homeless guy who ran in here and made a mess of things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39</text:p>
          </table:table-cell>
          <table:table-cell office:value-type="string">
            <text:p>“. . . and the vase disappeared around the same time he stole the bike for his getawa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0</text:p>
          </table:table-cell>
          <table:table-cell office:value-type="string">
            <text:p>“My guess is he took 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1</text:p>
          </table:table-cell>
          <table:table-cell office:value-type="string">
            <text:p>“Wait, shit. Scratch all of that from the recor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2</text:p>
          </table:table-cell>
          <table:table-cell office:value-type="string">
            <text:p>“My lawyer wasn't here so it doesn't cou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362</text:p>
          </table:table-cell>
          <table:table-cell office:value-type="string">
            <text:p>CHOICE E: “Why did you open fire when the police first arrived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3</text:p>
          </table:table-cell>
          <table:table-cell office:value-type="string">
            <text:p>“Detective, I would talk to you, but my lawyer is not here with me at the momen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63</text:p>
          </table:table-cell>
          <table:table-cell office:value-type="string">
            <text:p>“Just answer the questio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4</text:p>
          </table:table-cell>
          <table:table-cell office:value-type="string">
            <text:p>“You can't make m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>
            <text:p>MAVI364</text:p>
          </table:table-cell>
          <table:table-cell office:value-type="string">
            <text:p>CHOICE F: “I'll be bac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5</text:p>
          </table:table-cell>
          <table:table-cell office:value-type="string">
            <text:p>“Grea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TAPE ON JEFF</text:p>
          </table:table-cell>
          <table:table-cell table:style-name="Default" office:value-type="string">
            <text:p>MAVI412</text:p>
          </table:table-cell>
          <table:table-cell office:value-type="string">
            <text:p>“Who sent you this tape?”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 office:value-type="string">
            <text:p>JEFF56</text:p>
          </table:table-cell>
          <table:table-cell office:value-type="string">
            <text:p>“I ain't sayin' nothin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7" office:value-type="string">
            <text:p>MAVI413</text:p>
          </table:table-cell>
          <table:table-cell office:value-type="string">
            <text:p>“I know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JEFF</text:p>
          </table:table-cell>
          <table:table-cell table:style-name="Default" office:value-type="string">
            <text:p>MAVI365</text:p>
          </table:table-cell>
          <table:table-cell office:value-type="string">
            <text:p>“I don't have a reason to hit him with this brick ye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66</text:p>
          </table:table-cell>
          <table:table-cell office:value-type="string">
            <text:p>“But I sure as hell will once I find a reason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USE BRICK ON JEFF WITH TAPE</text:p>
          </table:table-cell>
          <table:table-cell table:style-name="Default" office:value-type="string">
            <text:p>MAVI367</text:p>
          </table:table-cell>
          <table:table-cell office:value-type="string">
            <text:p>“There are ways of making you talk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6</text:p>
          </table:table-cell>
          <table:table-cell office:value-type="string">
            <text:p>“Oh yeah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7</text:p>
          </table:table-cell>
          <table:table-cell office:value-type="string">
            <text:p>“Ow, christ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HAYN62</text:p>
          </table:table-cell>
          <table:table-cell office:value-type="string">
            <text:p>“Mavish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78</text:p>
          </table:table-cell>
          <table:table-cell office:value-type="string">
            <text:p>“Talk! Who sent you this tap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8</text:p>
          </table:table-cell>
          <table:table-cell office:value-type="string">
            <text:p>“Oh, just don't hit me again, detective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49</text:p>
          </table:table-cell>
          <table:table-cell office:value-type="string">
            <text:p>“It was sent to me by a guy named Tony Canoli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79</text:p>
          </table:table-cell>
          <table:table-cell office:value-type="string">
            <text:p>“Tony Canoli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0</text:p>
          </table:table-cell>
          <table:table-cell office:value-type="string">
            <text:p>“Yeah, Canoli! We've been runnin' this big scheme together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1</text:p>
          </table:table-cell>
          <table:table-cell office:value-type="string">
            <text:p>“. . . and about five or six people got involv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0</text:p>
          </table:table-cell>
          <table:table-cell office:value-type="string">
            <text:p>“What about Chris Johnson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2</text:p>
          </table:table-cell>
          <table:table-cell office:value-type="string">
            <text:p>“Oh, hell. He was our middleman, did good work 'til he ran away with our mone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1</text:p>
          </table:table-cell>
          <table:table-cell office:value-type="string">
            <text:p>“And Detective Miller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3</text:p>
          </table:table-cell>
          <table:table-cell office:value-type="string">
            <text:p>“I don't know who Johnson worked with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JEFF54</text:p>
          </table:table-cell>
          <table:table-cell office:value-type="string">
            <text:p>“Canoli says he doesn't give me enough information to make decisions. He's owns the business!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2</text:p>
          </table:table-cell>
          <table:table-cell office:value-type="string">
            <text:p>“That's all I needed to k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JEFF WITH TAPE x2</text:p>
          </table:table-cell>
          <table:table-cell table:style-name="Default" office:value-type="string">
            <text:p>JEFF55</text:p>
          </table:table-cell>
          <table:table-cell office:value-type="string">
            <text:p>“Ow, hell! What'd I do this time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83</text:p>
          </table:table-cell>
          <table:table-cell office:value-type="string">
            <text:p>“I just think you're a sack of shi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JEFF</text:p>
          </table:table-cell>
          <table:table-cell table:style-name="Default" office:value-type="string">
            <text:p>MAVI384</text:p>
          </table:table-cell>
          <table:table-cell office:value-type="string">
            <text:p>“If I strangle him, I'll never get the answers I ne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JEFF</text:p>
          </table:table-cell>
          <table:table-cell table:style-name="Default" office:value-type="string">
            <text:p>MAVI385</text:p>
          </table:table-cell>
          <table:table-cell office:value-type="string">
            <text:p>“He's all cuffed up. I hope he's ready to spend some quality time behind bar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table:number-columns-spanned="8" table:number-rows-spanned="1">
            <text:p>PAWN SHOP STORAGE ROOM</text:p>
          </table:table-cell>
          <table:covered-table-cell/>
          <table:covered-table-cell table:style-name="Default"/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2" office:value-type="string">
            <text:p>LOOK AT DOOR</text:p>
          </table:table-cell>
          <table:table-cell table:style-name="Default" office:value-type="string">
            <text:p>MAVI386</text:p>
          </table:table-cell>
          <table:table-cell office:value-type="string">
            <text:p>“It leads back into the main floor of the pawn shop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LIGHT</text:p>
          </table:table-cell>
          <table:table-cell table:style-name="Default" office:value-type="string">
            <text:p>MAVI387</text:p>
          </table:table-cell>
          <table:table-cell office:value-type="string">
            <text:p>“This light buzzing is gonna drive me craz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PICTURE</text:p>
          </table:table-cell>
          <table:table-cell table:style-name="Default" office:value-type="string">
            <text:p>MAVI389</text:p>
          </table:table-cell>
          <table:table-cell office:value-type="string">
            <text:p>“I guess this guy really likes Paris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PICTURE</text:p>
          </table:table-cell>
          <table:table-cell table:style-name="Default" office:value-type="string">
            <text:p>MAVI393</text:p>
          </table:table-cell>
          <table:table-cell office:value-type="string">
            <text:p>“Hah. Secret safe behind the painting.”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 office:value-type="string">
            <text:p>MAVI394</text:p>
          </table:table-cell>
          <table:table-cell office:value-type="string">
            <text:p>“I'm starting to notice some recurring theme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BOXES</text:p>
          </table:table-cell>
          <table:table-cell table:style-name="Default" office:value-type="string">
            <text:p>MAVI390</text:p>
          </table:table-cell>
          <table:table-cell office:value-type="string">
            <text:p>“Cardboard box. There might be something important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BOXES (OPEN)</text:p>
          </table:table-cell>
          <table:table-cell table:style-name="Default" office:value-type="string">
            <text:p>MAVI391</text:p>
          </table:table-cell>
          <table:table-cell office:value-type="string">
            <text:p>“It's empt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2</text:p>
          </table:table-cell>
          <table:table-cell office:value-type="string">
            <text:p>“What the hell is this guy playing at?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CHAIR</text:p>
          </table:table-cell>
          <table:table-cell table:style-name="Default" office:value-type="string">
            <text:p>MAVI395</text:p>
          </table:table-cell>
          <table:table-cell office:value-type="string">
            <text:p>“It's an old chair. It doesn't look that comfy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CHAIR</text:p>
          </table:table-cell>
          <table:table-cell table:style-name="Default" office:value-type="string">
            <text:p>MAVI6</text:p>
          </table:table-cell>
          <table:table-cell office:value-type="string">
            <text:p>"I don't have time to sit down and get swamp balls."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AFE (LOCKED)</text:p>
          </table:table-cell>
          <table:table-cell table:style-name="ce18" office:value-type="string">
            <text:p>MAVI409</text:p>
          </table:table-cell>
          <table:table-cell office:value-type="string">
            <text:p>“The safe is loc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SAFE (FIRST TIME)</text:p>
          </table:table-cell>
          <table:table-cell table:style-name="Default" office:value-type="string">
            <text:p>MAVI396</text:p>
          </table:table-cell>
          <table:table-cell office:value-type="string">
            <text:p>“I've gotta get into this safe. There could be an important lead in ther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7</text:p>
          </table:table-cell>
          <table:table-cell office:value-type="string">
            <text:p>“Hmm . . 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398</text:p>
          </table:table-cell>
          <table:table-cell office:value-type="string">
            <text:p>“I'm gonna have to pick the lock. Luckily, I have all the tools I need.”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(SECOND TIME)</text:p>
          </table:table-cell>
          <table:table-cell table:style-name="Default" office:value-type="string">
            <text:p>MAVI399</text:p>
          </table:table-cell>
          <table:table-cell office:value-type="string">
            <text:p>“Firstly, I'll break off the dial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ANY INCORRECT ITEM AT ANY POINT</text:p>
          </table:table-cell>
          <table:table-cell table:style-name="Default" office:value-type="string">
            <text:p>MAVI404</text:p>
          </table:table-cell>
          <table:table-cell office:value-type="string">
            <text:p>“No, that's not right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BRICK ON SAFE</text:p>
          </table:table-cell>
          <table:table-cell table:style-name="Default" office:value-type="string">
            <text:p>MAVI400</text:p>
          </table:table-cell>
          <table:table-cell office:value-type="string">
            <text:p>“Now I need something long enough to tumble the lock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1</text:p>
          </table:table-cell>
          <table:table-cell office:value-type="string">
            <text:p>“I might need to deconstruct an item to do this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HOE LACES ON LOCKS</text:p>
          </table:table-cell>
          <table:table-cell table:style-name="Default" office:value-type="string">
            <text:p>MAVI402</text:p>
          </table:table-cell>
          <table:table-cell office:value-type="string">
            <text:p>“I can't believe that worked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3</text:p>
          </table:table-cell>
          <table:table-cell office:value-type="string">
            <text:p>“Now all I need to do is pull the pins to the 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MAGNET ON PINS</text:p>
          </table:table-cell>
          <table:table-cell table:style-name="Default"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MAVI406</text:p>
          </table:table-cell>
          <table:table-cell office:value-type="string">
            <text:p>“My brain is so fucking bi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SAFE (OPEN)</text:p>
          </table:table-cell>
          <table:table-cell table:style-name="Default" office:value-type="string">
            <text:p>MAVI405</text:p>
          </table:table-cell>
          <table:table-cell office:value-type="string">
            <text:p>“The safe is unlocked now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USE SAFE (OPEN)</text:p>
          </table:table-cell>
          <table:table-cell table:style-name="Default" office:value-type="string">
            <text:p>MAVI408</text:p>
          </table:table-cell>
          <table:table-cell office:value-type="string">
            <text:p>“There's a tape recorder inside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LOOK AT TAPE RECORDER</text:p>
          </table:table-cell>
          <table:table-cell table:style-name="Default" office:value-type="string">
            <text:p>MAVI410</text:p>
          </table:table-cell>
          <table:table-cell office:value-type="string">
            <text:p>“Yeah! It's a tape recorder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2" office:value-type="string">
            <text:p>PICK UP TAPE RECORDER</text:p>
          </table:table-cell>
          <table:table-cell table:style-name="Default" office:value-type="string">
            <text:p>MAVI411</text:p>
          </table:table-cell>
          <table:table-cell office:value-type="string">
            <text:p>“Let's see what was recorded on this thing.”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>
            <text:p>TAPE1</text:p>
          </table:table-cell>
          <table:table-cell table:number-columns-repeated="1021"/>
        </table:table-row>
      </table:table>
      <table:table table:name="GAME" table:style-name="ta1" table:print="false"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 table:number-columns-spanned="5" table:number-rows-spanned="1">
            <text:p>SUBWAY TUNNEL</text:p>
          </table:table-cell>
          <table:covered-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style-name="ce12" office:value-type="string">
            <text:p>OPENING CUTSCEN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VISH enters the tunnel and talks to HAYNES.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style-name="ce13" office:value-type="string">
            <text:p>MAVISH picks up the BRICK.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VISH picks up the SHOES.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VISH uses the BRICK on the SHOES to get the CASH.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VISH presents the CASH to HAYNES.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IEF BARNETT comes and collects them.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</text:p>
          </table:table-cell>
          <table:covered-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style-name="ce14" office:value-type="string">
            <text:p>MAVISH enters the pawn shop and talks to the man. He wants the vase.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VISH goes outside.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VISH gives $20,000 to the homeless man.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VISH walks into the pawn shop.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VISH takes the vase.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VISH leav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MAVISH OFFICE</text:p>
          </table:table-cell>
          <table:covered-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style-name="ce12" office:value-type="string">
            <text:p>ROAD BACK CUTSCENE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VISH is in his office. HAYNES enters, talks to him, and presents case files.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VISH takes magnet.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VISH uses magnet to get key.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VISH uses key on door.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MAVISH enters HAYNES's office.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AVISH leaves HAYNES's office.</text:p>
          </table:table-cell>
          <table:table-cell table:number-columns-repeated="4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AVISH enters MILLER's office.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VISH talks to SYLVIA.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VISH uses wallpaper.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VISH uses safe.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VISH takes CASH.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VISH gives CASH to HAYNES.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5" table:number-rows-spanned="1">
            <text:p>PAWN SHOP 2</text:p>
          </table:table-cell>
          <table:covered-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VISH talks to HAYNES.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VISH enters the front door.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VISH uses the gun on JEFF.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AVISH goes into the back door.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AVISH uses the brick on the safe.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VISH uses the shoe laces on the safe.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AVISH uses the magnet on the safe.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AVISH takes the tape recorder.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VISH uses brick on JEFF.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visibility="filter">
          <table:table-cell table:style-name="ce8" office:value-type="string">
            <text:p>LORI1</text:p>
          </table:table-cell>
          <table:table-cell office:value-type="string">
            <text:p>“Hello hello hello, fine sir!”</text:p>
          </table:table-cell>
          <table:table-cell table:formula="of:=LEFT([.A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1</text:p>
          </table:table-cell>
          <table:table-cell office:value-type="string">
            <text:p>“Howdy. Where am I?”</text:p>
          </table:table-cell>
          <table:table-cell table:formula="of:=LEFT([.A2];4)" office:value-type="string" office:string-value="MAVI">
            <text:p>MAV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2</text:p>
          </table:table-cell>
          <table:table-cell office:value-type="string">
            <text:p>“Welcome to the Lori Palace Casino! Lookin' to test your luck today?”</text:p>
          </table:table-cell>
          <table:table-cell table:formula="of:=LEFT([.A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2</text:p>
          </table:table-cell>
          <table:table-cell office:value-type="string">
            <text:p>“Actually, I'm a detective. I'm here to investigate the murder of Chris Johnson.”</text:p>
          </table:table-cell>
          <table:table-cell table:formula="of:=LEFT([.A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</text:p>
          </table:table-cell>
          <table:table-cell office:value-type="string">
            <text:p>“Oh, really? Well, I've never heard of the guy.”</text:p>
          </table:table-cell>
          <table:table-cell table:formula="of:=LEFT([.A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4</text:p>
          </table:table-cell>
          <table:table-cell office:value-type="string">
            <text:p>“In fact, I just got out of prison a week ago! So I don't know a darned thing, detective!”</text:p>
          </table:table-cell>
          <table:table-cell table:formula="of:=LEFT([.A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3</text:p>
          </table:table-cell>
          <table:table-cell office:value-type="string">
            <text:p>“Damn.”</text:p>
          </table:table-cell>
          <table:table-cell table:formula="of:=LEFT([.A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5</text:p>
          </table:table-cell>
          <table:table-cell office:value-type="string">
            <text:p>“But if you'd like, you could still try your hand at some luck!”</text:p>
          </table:table-cell>
          <table:table-cell table:formula="of:=LEFT([.A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4</text:p>
          </table:table-cell>
          <table:table-cell office:value-type="string">
            <text:p>“What the hell. When in Rome.”</text:p>
          </table:table-cell>
          <table:table-cell table:formula="of:=LEFT([.A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6</text:p>
          </table:table-cell>
          <table:table-cell office:value-type="string">
            <text:p>“That's the spirit, detective!”</text:p>
          </table:table-cell>
          <table:table-cell table:formula="of:=LEFT([.A1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7</text:p>
          </table:table-cell>
          <table:table-cell office:value-type="string">
            <text:p>“Let me call in my assistant! She'll accompany you on your gambling journey.”</text:p>
          </table:table-cell>
          <table:table-cell table:formula="of:=LEFT([.A1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8</text:p>
          </table:table-cell>
          <table:table-cell office:value-type="string">
            <text:p>“Oh, Barbara!”</text:p>
          </table:table-cell>
          <table:table-cell table:formula="of:=LEFT([.A12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9</text:p>
          </table:table-cell>
          <table:table-cell office:value-type="string">
            <text:p>“Will you be this fine gentleman's escort this evening?”</text:p>
          </table:table-cell>
          <table:table-cell table:formula="of:=LEFT([.A14];4)" office:value-type="string" office:string-value="LORI">
            <text:p>LOR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5</text:p>
          </table:table-cell>
          <table:table-cell office:value-type="string">
            <text:p>“Hi.”</text:p>
          </table:table-cell>
          <table:table-cell table:formula="of:=LEFT([.A1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6</text:p>
          </table:table-cell>
          <table:table-cell office:value-type="string">
            <text:p>CHOICE A: “I would like to spend all of my money on tokens.”</text:p>
          </table:table-cell>
          <table:table-cell table:formula="of:=LEFT([.A2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7</text:p>
          </table:table-cell>
          <table:table-cell office:value-type="string">
            <text:p>CHOICE B: “I would like to buy 1 token.”</text:p>
          </table:table-cell>
          <table:table-cell table:formula="of:=LEFT([.A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68</text:p>
          </table:table-cell>
          <table:table-cell office:value-type="string">
            <text:p>CHOICE C: “I shouldn't be here, I'm a detective.”</text:p>
          </table:table-cell>
          <table:table-cell table:formula="of:=LEFT([.A2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69</text:p>
          </table:table-cell>
          <table:table-cell office:value-type="string">
            <text:p>“Yeah.”</text:p>
          </table:table-cell>
          <table:table-cell table:formula="of:=LEFT([.A26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0</text:p>
          </table:table-cell>
          <table:table-cell office:value-type="string">
            <text:p>“Oh, what the hell. Couldn't hurt this spend this one token.”</text:p>
          </table:table-cell>
          <table:table-cell table:formula="of:=LEFT([.A28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3" table:visibility="filter">
          <table:table-cell table:style-name="ce8" office:value-type="string">
            <text:p>MAVI271</text:p>
          </table:table-cell>
          <table:table-cell office:value-type="string">
            <text:p>“Slimeball.”</text:p>
          </table:table-cell>
          <table:table-cell office:value-type="string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3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3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3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3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3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No thank you, detective!”</text:p>
          </table:table-cell>
          <table:table-cell table:formula="of:=LEFT([.A3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4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2</text:p>
          </table:table-cell>
          <table:table-cell office:value-type="string">
            <text:p>“Mr. Lori.”</text:p>
          </table:table-cell>
          <table:table-cell table:formula="of:=LEFT([.A4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0</text:p>
          </table:table-cell>
          <table:table-cell office:value-type="string">
            <text:p>“Please, call me Angelo!”</text:p>
          </table:table-cell>
          <table:table-cell table:formula="of:=LEFT([.A4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3</text:p>
          </table:table-cell>
          <table:table-cell office:value-type="string">
            <text:p>“Angelo.”</text:p>
          </table:table-cell>
          <table:table-cell table:formula="of:=LEFT([.A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1</text:p>
          </table:table-cell>
          <table:table-cell office:value-type="string">
            <text:p>“Yes, detective?”</text:p>
          </table:table-cell>
          <table:table-cell table:formula="of:=LEFT([.A4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CHOICE A: “What were you in prison for?”</text:p>
          </table:table-cell>
          <table:table-cell table:formula="of:=LEFT([.A4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2</text:p>
          </table:table-cell>
          <table:table-cell office:value-type="string">
            <text:p>“Well, detective. I'm not comfortable talking about it at the moment.”</text:p>
          </table:table-cell>
          <table:table-cell table:formula="of:=LEFT([.A4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6</text:p>
          </table:table-cell>
          <table:table-cell office:value-type="string">
            <text:p>“Why not?”</text:p>
          </table:table-cell>
          <table:table-cell table:formula="of:=LEFT([.A4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3</text:p>
          </table:table-cell>
          <table:table-cell office:value-type="string">
            <text:p>“I've paid my debt to society, detective. I want to get back to living a free man's life.”</text:p>
          </table:table-cell>
          <table:table-cell table:formula="of:=LEFT([.A4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4</text:p>
          </table:table-cell>
          <table:table-cell office:value-type="string">
            <text:p>“And here you are, like a ghost, coming back to haunt me with my past.”</text:p>
          </table:table-cell>
          <table:table-cell table:formula="of:=LEFT([.A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7</text:p>
          </table:table-cell>
          <table:table-cell office:value-type="string">
            <text:p>“Sorry, I was just curious.”</text:p>
          </table:table-cell>
          <table:table-cell table:formula="of:=LEFT([.A5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5</text:p>
          </table:table-cell>
          <table:table-cell office:value-type="string">
            <text:p>“Alright, detective. Since we're such good friends, I'll tell you.”</text:p>
          </table:table-cell>
          <table:table-cell table:formula="of:=LEFT([.A5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16</text:p>
          </table:table-cell>
          <table:table-cell office:value-type="string">
            <text:p>“I was about fifteen years younger. And there was this chump I knew, Francis.”</text:p>
          </table:table-cell>
          <table:table-cell table:formula="of:=LEFT([.A5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8</text:p>
          </table:table-cell>
          <table:table-cell office:value-type="string">
            <text:p>“Yeah?”</text:p>
          </table:table-cell>
          <table:table-cell table:formula="of:=LEFT([.A53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7</text:p>
          </table:table-cell>
          <table:table-cell office:value-type="string">
            <text:p>“And I had this dame at the time, and she took a likin' to Francis.”</text:p>
          </table:table-cell>
          <table:table-cell table:formula="of:=LEFT([.A5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79</text:p>
          </table:table-cell>
          <table:table-cell office:value-type="string">
            <text:p>“Crazy.”</text:p>
          </table:table-cell>
          <table:table-cell table:formula="of:=LEFT([.A55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8</text:p>
          </table:table-cell>
          <table:table-cell office:value-type="string">
            <text:p>“So let's just say, Francis is breathin' out of a tube now . . .”</text:p>
          </table:table-cell>
          <table:table-cell table:formula="of:=LEFT([.A56];4)" office:value-type="string" office:string-value="LORI">
            <text:p>LOR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19</text:p>
          </table:table-cell>
          <table:table-cell office:value-type="string">
            <text:p>“. . . in Hell.”</text:p>
          </table:table-cell>
          <table:table-cell table:formula="of:=LEFT([.A57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0</text:p>
          </table:table-cell>
          <table:table-cell office:value-type="string">
            <text:p>“Well, you're a new man now. Breathe the air that free men breathe.”</text:p>
          </table:table-cell>
          <table:table-cell table:formula="of:=LEFT([.A5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0</text:p>
          </table:table-cell>
          <table:table-cell office:value-type="string">
            <text:p>“You got it, detective!”</text:p>
          </table:table-cell>
          <table:table-cell table:formula="of:=LEFT([.A5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1</text:p>
          </table:table-cell>
          <table:table-cell office:value-type="string">
            <text:p>CHOICE B: “Tell me about Barbara.”</text:p>
          </table:table-cell>
          <table:table-cell table:formula="of:=LEFT([.A6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1</text:p>
          </table:table-cell>
          <table:table-cell office:value-type="string">
            <text:p>“Oh, this dame?”</text:p>
          </table:table-cell>
          <table:table-cell table:formula="of:=LEFT([.A62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2</text:p>
          </table:table-cell>
          <table:table-cell office:value-type="string">
            <text:p>“She got into a car accident a couple days ago and I took her in.”</text:p>
          </table:table-cell>
          <table:table-cell table:formula="of:=LEFT([.A6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2</text:p>
          </table:table-cell>
          <table:table-cell office:value-type="string">
            <text:p>“Damn. She's got brain damage?”</text:p>
          </table:table-cell>
          <table:table-cell table:formula="of:=LEFT([.A6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3</text:p>
          </table:table-cell>
          <table:table-cell office:value-type="string">
            <text:p>“Huh? No, the crash wasn't bad or anything.”</text:p>
          </table:table-cell>
          <table:table-cell table:formula="of:=LEFT([.A6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4</text:p>
          </table:table-cell>
          <table:table-cell office:value-type="string">
            <text:p>“She just couldn't pay off the damage on the car.”</text:p>
          </table:table-cell>
          <table:table-cell table:formula="of:=LEFT([.A6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6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6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4</text:p>
          </table:table-cell>
          <table:table-cell office:value-type="string">
            <text:p>CHOICE C: “Tell me about the strip club next door.”</text:p>
          </table:table-cell>
          <table:table-cell table:formula="of:=LEFT([.A69];4)" office:value-type="string" office:string-value="MAVI">
            <text:p>MAVI</text:p>
          </table:table-cell>
          <table:table-cell table:number-columns-repeated="2"/>
        </table:table-row>
        <table:table-row table:style-name="ro3" table:visibility="filter">
          <table:table-cell table:style-name="ce8" office:value-type="string">
            <text:p>LORI25</text:p>
          </table:table-cell>
          <table:table-cell office:value-type="string">
            <text:p>“Oh, Canoli's?”</text:p>
          </table:table-cell>
          <table:table-cell table:formula="of:=LEFT([.A7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6</text:p>
          </table:table-cell>
          <table:table-cell office:value-type="string">
            <text:p>“The only dames that work there are tramps and trash.”</text:p>
          </table:table-cell>
          <table:table-cell table:formula="of:=LEFT([.A7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5</text:p>
          </table:table-cell>
          <table:table-cell office:value-type="string">
            <text:p>“Sounds terrible.”</text:p>
          </table:table-cell>
          <table:table-cell table:formula="of:=LEFT([.A7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7</text:p>
          </table:table-cell>
          <table:table-cell office:value-type="string">
            <text:p>“Yeah. Barbara works there pretty often, actually.”</text:p>
          </table:table-cell>
          <table:table-cell table:formula="of:=LEFT([.A73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6</text:p>
          </table:table-cell>
          <table:table-cell office:value-type="string">
            <text:p>CHOICE D: “I'd like to cash in my tokens.”</text:p>
          </table:table-cell>
          <table:table-cell table:formula="of:=LEFT([.A7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8</text:p>
          </table:table-cell>
          <table:table-cell office:value-type="string">
            <text:p>“But you've only got one, detective!”</text:p>
          </table:table-cell>
          <table:table-cell table:formula="of:=LEFT([.A7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7</text:p>
          </table:table-cell>
          <table:table-cell office:value-type="string">
            <text:p>“Oh yeah. For some reason my mind blanked and I thought I already won the jackpot.”</text:p>
          </table:table-cell>
          <table:table-cell table:formula="of:=LEFT([.A7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7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E: “I'm gonna gamble some more.”</text:p>
          </table:table-cell>
          <table:table-cell table:formula="of:=LEFT([.A7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29</text:p>
          </table:table-cell>
          <table:table-cell office:value-type="string">
            <text:p>“Today might be your lucky day, detective!”</text:p>
          </table:table-cell>
          <table:table-cell table:formula="of:=LEFT([.A80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9</text:p>
          </table:table-cell>
          <table:table-cell office:value-type="string">
            <text:p>“Female.”</text:p>
          </table:table-cell>
          <table:table-cell table:formula="of:=LEFT([.A8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8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84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4</text:p>
          </table:table-cell>
          <table:table-cell office:value-type="string">
            <text:p>“Would you like a back massage?”</text:p>
          </table:table-cell>
          <table:table-cell table:formula="of:=LEFT([.A86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3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75</text:p>
          </table:table-cell>
          <table:table-cell office:value-type="string">
            <text:p>“Okay. Maybe another time.”</text:p>
          </table:table-cell>
          <table:table-cell table:formula="of:=LEFT([.A90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1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0</text:p>
          </table:table-cell>
          <table:table-cell office:value-type="string">
            <text:p>“Excuse me, Barbara.”</text:p>
          </table:table-cell>
          <table:table-cell table:formula="of:=LEFT([.A9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1</text:p>
          </table:table-cell>
          <table:table-cell office:value-type="string">
            <text:p>CHOICE A: “I want to play blackjack.”</text:p>
          </table:table-cell>
          <table:table-cell table:formula="of:=LEFT([.A94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83</text:p>
          </table:table-cell>
          <table:table-cell office:value-type="string">
            <text:p>“Oh. Okay.”</text:p>
          </table:table-cell>
          <table:table-cell table:formula="of:=LEFT([.A9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9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2</text:p>
          </table:table-cell>
          <table:table-cell office:value-type="string">
            <text:p>CHOICE B: “I want to do literally anything other than these slot machines.”</text:p>
          </table:table-cell>
          <table:table-cell table:formula="of:=LEFT([.A9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3</text:p>
          </table:table-cell>
          <table:table-cell office:value-type="string">
            <text:p>“What's the bad news?”</text:p>
          </table:table-cell>
          <table:table-cell table:formula="of:=LEFT([.A10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4</text:p>
          </table:table-cell>
          <table:table-cell office:value-type="string">
            <text:p>“Great.”</text:p>
          </table:table-cell>
          <table:table-cell table:formula="of:=LEFT([.A10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5</text:p>
          </table:table-cell>
          <table:table-cell office:value-type="string">
            <text:p>CHOICE C: “Could you help me steal a vase from the pawn shop down the street?”</text:p>
          </table:table-cell>
          <table:table-cell table:formula="of:=LEFT([.A105];4)" office:value-type="string" office:string-value="MAVI">
            <text:p>MAVI</text:p>
          </table:table-cell>
          <table:table-cell table:number-columns-repeated="2"/>
        </table:table-row>
        <table:table-row table:style-name="ro1" table:number-rows-repeated="2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296</text:p>
          </table:table-cell>
          <table:table-cell office:value-type="string">
            <text:p>“Understandable, have a great day.”</text:p>
          </table:table-cell>
          <table:table-cell table:formula="of:=LEFT([.A10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09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88</text:p>
          </table:table-cell>
          <table:table-cell office:value-type="string">
            <text:p>CHOICE D: “I'm gonna gamble some more.”</text:p>
          </table:table-cell>
          <table:table-cell table:formula="of:=LEFT([.A110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4" table:visibility="filter">
          <table:table-cell table:style-name="ce8" office:value-type="string">
            <text:p>MAVI297</text:p>
          </table:table-cell>
          <table:table-cell office:value-type="string">
            <text:p>“Heheheh.”</text:p>
          </table:table-cell>
          <table:table-cell table:formula="of:=LEFT([.A112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3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2</text:p>
          </table:table-cell>
          <table:table-cell office:value-type="string">
            <text:p>“Are these new speakers?”</text:p>
          </table:table-cell>
          <table:table-cell table:formula="of:=LEFT([.A114];4)" office:value-type="string" office:string-value="MAVI">
            <text:p>MAV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42</text:p>
          </table:table-cell>
          <table:table-cell office:value-type="string">
            <text:p>“Yessir! Just installed them earlier today! We actually just finished testing them for the jackpot sound!”</text:p>
          </table:table-cell>
          <table:table-cell table:formula="of:=LEFT([.A11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6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8</text:p>
          </table:table-cell>
          <table:table-cell office:value-type="string">
            <text:p>“Maybe I'll try my hand at the slots.”</text:p>
          </table:table-cell>
          <table:table-cell table:formula="of:=LEFT([.A11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18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299</text:p>
          </table:table-cell>
          <table:table-cell office:value-type="string">
            <text:p>“Maybe I could play some blackjack.”</text:p>
          </table:table-cell>
          <table:table-cell table:formula="of:=LEFT([.A119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0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0</text:p>
          </table:table-cell>
          <table:table-cell office:value-type="string">
            <text:p>“I might as well gamble before I leave.”</text:p>
          </table:table-cell>
          <table:table-cell table:formula="of:=LEFT([.A121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2];4)">
            <text:p/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MAVI301</text:p>
          </table:table-cell>
          <table:table-cell office:value-type="string">
            <text:p>“It must lead to Canoli's.”</text:p>
          </table:table-cell>
          <table:table-cell table:formula="of:=LEFT([.A12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4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BOUN23</text:p>
          </table:table-cell>
          <table:table-cell office:value-type="string">
            <text:p>“Nice try.”</text:p>
          </table:table-cell>
          <table:table-cell table:formula="of:=LEFT([.A125];4)" office:value-type="string" office:string-value="BOUN">
            <text:p>BOUN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2</text:p>
          </table:table-cell>
          <table:table-cell office:value-type="string">
            <text:p>“Sorry, I thought this was the bathroom.”</text:p>
          </table:table-cell>
          <table:table-cell table:formula="of:=LEFT([.A126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7];4)">
            <text:p/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9</text:p>
          </table:table-cell>
          <table:table-cell office:value-type="string">
            <text:p>“I need to put a token in it.”</text:p>
          </table:table-cell>
          <table:table-cell table:formula="of:=LEFT([.A128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29];4)">
            <text:p/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0</text:p>
          </table:table-cell>
          <table:table-cell office:value-type="string">
            <text:p>“What?”</text:p>
          </table:table-cell>
          <table:table-cell table:formula="of:=LEFT([.A131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3</text:p>
          </table:table-cell>
          <table:table-cell office:value-type="string">
            <text:p>“I'm so fucking happy.”</text:p>
          </table:table-cell>
          <table:table-cell table:formula="of:=LEFT([.A132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LORI31</text:p>
          </table:table-cell>
          <table:table-cell office:value-type="string">
            <text:p>(nervously) “Well, uhm . . . detective.”</text:p>
          </table:table-cell>
          <table:table-cell table:formula="of:=LEFT([.A134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4</text:p>
          </table:table-cell>
          <table:table-cell office:value-type="string">
            <text:p>“Yes, Mr. Lori?”</text:p>
          </table:table-cell>
          <table:table-cell table:formula="of:=LEFT([.A135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2</text:p>
          </table:table-cell>
          <table:table-cell office:value-type="string">
            <text:p>(through gritted teeth) “WELL DONE.”</text:p>
          </table:table-cell>
          <table:table-cell table:formula="of:=LEFT([.A136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5</text:p>
          </table:table-cell>
          <table:table-cell office:value-type="string">
            <text:p>“Thank you, Mr. Lori.”</text:p>
          </table:table-cell>
          <table:table-cell table:formula="of:=LEFT([.A137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3</text:p>
          </table:table-cell>
          <table:table-cell office:value-type="string">
            <text:p>(through gritted teeth) “CALL ME ANGELO.”</text:p>
          </table:table-cell>
          <table:table-cell table:formula="of:=LEFT([.A138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06</text:p>
          </table:table-cell>
          <table:table-cell office:value-type="string">
            <text:p>“Thank you, Angelo.”</text:p>
          </table:table-cell>
          <table:table-cell table:formula="of:=LEFT([.A139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7</text:p>
          </table:table-cell>
          <table:table-cell office:value-type="string">
            <text:p>“Wow, I'm a millionaire! I could buy 400 houses with this money!”</text:p>
          </table:table-cell>
          <table:table-cell table:formula="of:=LEFT([.A141];4)" office:value-type="string" office:string-value="MAVI">
            <text:p>MAV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1" table:visibility="filter">
          <table:table-cell table:style-name="ce8" office:value-type="string">
            <text:p>MAVI308</text:p>
          </table:table-cell>
          <table:table-cell office:value-type="string">
            <text:p>“This is going to change my life for a long time. This is incredible.”</text:p>
          </table:table-cell>
          <table:table-cell table:formula="of:=LEFT([.A143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0</text:p>
          </table:table-cell>
          <table:table-cell office:value-type="string">
            <text:p>“I'll never forget you all. Truly, you are my greatest friends.”</text:p>
          </table:table-cell>
          <table:table-cell table:formula="of:=LEFT([.A144];4)" office:value-type="string" office:string-value="MAVI">
            <text:p>MAV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4</text:p>
          </table:table-cell>
          <table:table-cell office:value-type="string">
            <text:p>(through gritted teeth) “FRIENDS.”</text:p>
          </table:table-cell>
          <table:table-cell table:formula="of:=LEFT([.A14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MAVI311</text:p>
          </table:table-cell>
          <table:table-cell office:value-type="string">
            <text:p>“You know, maybe the real gains were the friends we made along the way.”</text:p>
          </table:table-cell>
          <table:table-cell table:formula="of:=LEFT([.A146];4)" office:value-type="string" office:string-value="MAVI">
            <text:p>MAV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35</text:p>
          </table:table-cell>
          <table:table-cell office:value-type="string">
            <text:p>(through gritted teeth) “BARBARA . . .”</text:p>
          </table:table-cell>
          <table:table-cell table:formula="of:=LEFT([.A147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4" table:visibility="filter">
          <table:table-cell table:style-name="ce8" office:value-type="string">
            <text:p>LORI36</text:p>
          </table:table-cell>
          <table:table-cell office:value-type="string">
            <text:p>(through gritted teeth) “DID YOU SET THE MACHINE TO STANDARD MODE . . .”</text:p>
          </table:table-cell>
          <table:table-cell table:formula="of:=LEFT([.A149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 office:value-type="string">
            <text:p>LORI37</text:p>
          </table:table-cell>
          <table:table-cell office:value-type="string">
            <text:p>(through gritted teeth) “OR IS IT STILL ON JACKPOT MODE?”</text:p>
          </table:table-cell>
          <table:table-cell table:formula="of:=LEFT([.A150];4)" office:value-type="string" office:string-value="LORI">
            <text:p>LORI</text:p>
          </table:table-cell>
          <table:table-cell table:number-columns-repeated="2"/>
        </table:table-row>
        <table:table-row table:style-name="ro1">
          <table:table-cell table:style-name="ce8"/>
          <table:table-cell table:number-columns-repeated="4"/>
        </table:table-row>
        <table:table-row table:style-name="ro4" table:visibility="filter">
          <table:table-cell table:style-name="ce8" office:value-type="string">
            <text:p>LORI38</text:p>
          </table:table-cell>
          <table:table-cell office:value-type="string">
            <text:p>“You . . .”</text:p>
          </table:table-cell>
          <table:table-cell table:formula="of:=LEFT([.A152];4)" office:value-type="string" office:string-value="LORI">
            <text:p>LOR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39</text:p>
          </table:table-cell>
          <table:table-cell office:value-type="string">
            <text:p>“thick-skulled . . .”</text:p>
          </table:table-cell>
          <table:table-cell table:formula="of:=LEFT([.A153];4)" office:value-type="string" office:string-value="LORI">
            <text:p>LOR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40</text:p>
          </table:table-cell>
          <table:table-cell office:value-type="string">
            <text:p>“trash heap . . .”</text:p>
          </table:table-cell>
          <table:table-cell table:formula="of:=LEFT([.A154];4)" office:value-type="string" office:string-value="LORI">
            <text:p>LORI</text:p>
          </table:table-cell>
          <table:table-cell table:number-columns-repeated="2"/>
        </table:table-row>
        <table:table-row table:style-name="ro4" table:visibility="filter">
          <table:table-cell table:style-name="ce8" office:value-type="string">
            <text:p>LORI41</text:p>
          </table:table-cell>
          <table:table-cell office:value-type="string">
            <text:p>“brainlet whore.”</text:p>
          </table:table-cell>
          <table:table-cell table:formula="of:=LEFT([.A155];4)" office:value-type="string" office:string-value="LORI">
            <text:p>LORI</text:p>
          </table:table-cell>
          <table:table-cell table:number-columns-repeated="2"/>
        </table:table-row>
        <table:table-row table:style-name="ro1" table:visibility="filter">
          <table:table-cell table:style-name="ce8"/>
          <table:table-cell/>
          <table:table-cell table:formula="of:=LEFT([.A156];4)">
            <text:p/>
          </table:table-cell>
          <table:table-cell table:number-columns-repeated="2"/>
        </table:table-row>
        <table:table-row table:style-name="ro1" table:visibility="filter" table:number-rows-repeated="1048419">
          <table:table-cell table:number-columns-repeated="5"/>
        </table:table-row>
        <table:table-row table:style-name="ro1" table:visibility="filter">
          <table:table-cell table:number-columns-repeated="5"/>
        </table:table-row>
      </table:table>
      <table:database-ranges>
        <table:database-range table:name="__Anonymous_Sheet_DB__1" table:target-range-address="Sheet3.A1:Sheet3.C1048576" table:display-filter-buttons="true" table:contains-header="false">
          <table:filter>
            <table:filter-condition table:field-number="2" table:value="BARB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5/16/2018</text:date>, <text:time>11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3T15:51:47.17</meta:creation-date>
    <dc:date>2018-05-16T11:57:09.57</dc:date>
    <dc:creator>Ezry Bennett</dc:creator>
    <meta:editing-duration>P2DT19H1M30S</meta:editing-duration>
    <meta:editing-cycles>69</meta:editing-cycles>
    <meta:generator>OpenOffice/4.0.1$Win32 OpenOffice.org_project/401m5$Build-9714</meta:generator>
    <meta:document-statistic meta:table-count="3" meta:cell-count="1919" meta:object-count="0"/>
  </office:meta>
</office:document-meta>
</file>